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8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7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808080" svg:stroke-linecap="square" draw:fill="solid" draw:fill-color="#00007f" draw:textarea-horizontal-align="justify" draw:textarea-vertical-align="middle" draw:auto-grow-height="false" fo:min-height="13.92cm" fo:min-width="24.7cm" loext:decorative="false"/>
    </style:style>
    <style:style style:name="gr2" style:family="graphic" style:parent-style-name="standard">
      <style:graphic-properties draw:stroke="none" svg:stroke-color="#808080" draw:fill="solid" draw:fill-color="#00007f" draw:textarea-horizontal-align="justify" draw:textarea-vertical-align="top" draw:auto-grow-height="false" fo:min-height="9.92cm" fo:min-width="12.1cm" style:writing-mode="lr-tb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808080" draw:fill="solid" draw:fill-color="#00007f" draw:textarea-horizontal-align="justify" draw:textarea-vertical-align="middle" draw:auto-grow-height="false" fo:min-height="3.25cm" fo:min-width="27.5cm" loext:decorative="false"/>
    </style:style>
    <style:style style:name="gr5" style:family="graphic" style:parent-style-name="standard">
      <style:graphic-properties draw:stroke="none" svg:stroke-color="#00007f" draw:fill="solid" draw:fill-color="#00007f" draw:textarea-horizontal-align="justify" draw:textarea-vertical-align="bottom" draw:auto-grow-height="false" fo:min-height="2.42cm" fo:min-width="24.7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12.939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2.362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draw:fill="none" fo:min-height="2.362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vertical-align="bottom" fo:min-height="2.203cm" loext:decorative="false"/>
      <style:paragraph-properties style:writing-mode="lr-tb"/>
    </style:style>
    <style:style style:name="gr10" style:family="graphic" style:parent-style-name="standard">
      <style:graphic-properties draw:stroke="none" svg:stroke-color="#808080" draw:fill="solid" draw:fill-color="#00007f" draw:textarea-horizontal-align="justify" draw:textarea-vertical-align="middle" draw:auto-grow-height="false" fo:min-height="4.21cm" fo:min-width="27.5cm" loext:decorative="false"/>
    </style:style>
    <style:style style:name="gr11" style:family="graphic" style:parent-style-name="standard">
      <style:graphic-properties draw:stroke="none" draw:fill="none" draw:textarea-vertical-align="top" fo:min-height="3.42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7f" svg:stroke-opacity="100%" draw:fill="solid" draw:fill-color="#000000" draw:textarea-horizontal-align="justify" draw:textarea-vertical-align="bottom" draw:auto-grow-height="false" fo:min-height="2.42cm" fo:min-width="24.7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vertical-align="bottom" fo:min-height="4.405cm" loext:decorative="false"/>
      <style:paragraph-properties style:writing-mode="lr-tb"/>
    </style:style>
    <style:style style:name="gr14" style:family="graphic" style:parent-style-name="standard">
      <style:graphic-properties draw:stroke="none" svg:stroke-color="#808080" draw:fill="solid" draw:fill-color="#00007f" draw:textarea-horizontal-align="justify" draw:textarea-vertical-align="middle" draw:auto-grow-height="false" fo:min-height="3.21cm" fo:min-width="27.5cm" loext:decorative="false"/>
    </style:style>
    <style:style style:name="gr15" style:family="graphic" style:parent-style-name="standard">
      <style:graphic-properties draw:stroke="none" draw:fill="none" draw:textarea-vertical-align="bottom" fo:min-height="0.946cm" loext:decorative="false"/>
      <style:paragraph-properties style:writing-mode="lr-tb"/>
    </style:style>
    <style:style style:name="gr16" style:family="graphic" style:parent-style-name="standard">
      <style:graphic-properties draw:stroke="none" svg:stroke-color="#808080" draw:fill="solid" draw:fill-color="#00007f" draw:textarea-horizontal-align="justify" draw:textarea-vertical-align="middle" draw:auto-grow-height="false" fo:min-height="2.21cm" fo:min-width="27.5cm" loext:decorative="false"/>
    </style:style>
    <style:style style:name="gr17" style:family="graphic" style:parent-style-name="standard">
      <style:graphic-properties draw:stroke="none" draw:fill="none" draw:textarea-vertical-align="bottom" fo:min-height="3.42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textarea-vertical-align="bottom" fo:min-height="4.405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textarea-vertical-align="bottom" fo:min-height="4.405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textarea-vertical-align="bottom" fo:min-height="4.405cm" loext:decorative="false"/>
      <style:paragraph-properties style:writing-mode="lr-tb"/>
    </style:style>
    <style:style style:name="gr21" style:family="graphic" style:parent-style-name="standard">
      <style:graphic-properties draw:stroke="none" svg:stroke-color="#808080" draw:fill="solid" draw:fill-color="#00007f" draw:textarea-horizontal-align="justify" draw:textarea-vertical-align="middle" draw:auto-grow-height="false" fo:min-height="2.75cm" fo:min-width="27.5cm" loext:decorative="false"/>
    </style:style>
    <style:style style:name="gr22" style:family="graphic" style:parent-style-name="standard">
      <style:graphic-properties draw:stroke="none" svg:stroke-color="#00007f" draw:fill="solid" draw:fill-color="#000000" draw:textarea-horizontal-align="justify" draw:textarea-vertical-align="bottom" draw:auto-grow-height="false" fo:min-height="1.92cm" fo:min-width="24.7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draw:fill="none" fo:min-height="2.362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draw:fill="none" fo:min-height="2.362cm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draw:fill="none" fo:min-height="2.362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draw:fill="none" fo:min-height="2.362cm" loext:decorative="false"/>
      <style:paragraph-properties style:writing-mode="lr-tb"/>
    </style:style>
    <style:style style:name="gr27" style:family="graphic" style:parent-style-name="standard">
      <style:graphic-properties draw:stroke="none" draw:fill="none" fo:min-height="13.077cm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="none" fo:min-height="2.362cm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draw:fill="none" fo:min-height="2.362cm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draw:fill="none" fo:min-height="2.362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draw:fill="none" fo:min-height="2.362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textarea-vertical-align="bottom" fo:min-height="4.405cm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textarea-vertical-align="bottom" fo:min-height="4.405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textarea-vertical-align="bottom" fo:min-height="4.405cm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textarea-vertical-align="bottom" fo:min-height="4.405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textarea-vertical-align="bottom" fo:min-height="4.405cm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textarea-vertical-align="bottom" fo:min-height="4.405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draw:fill="none" draw:textarea-vertical-align="bottom" fo:min-height="4.405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draw:fill="none" draw:textarea-vertical-align="bottom" fo:min-height="4.405cm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draw:fill="none" draw:textarea-vertical-align="bottom" fo:min-height="4.405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draw:fill="none" draw:textarea-vertical-align="bottom" fo:min-height="4.405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draw:fill="none" draw:textarea-vertical-align="bottom" fo:min-height="4.405cm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draw:fill="none" draw:textarea-vertical-align="bottom" fo:min-height="4.405cm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textarea-vertical-align="bottom" fo:min-height="4.405cm" loext:decorative="false"/>
      <style:paragraph-properties style:writing-mode="lr-tb"/>
    </style:style>
    <style:style style:name="gr45" style:family="graphic" style:parent-style-name="standard">
      <style:graphic-properties draw:stroke="none" draw:fill="none" fo:min-height="3.799cm" loext:decorative="false"/>
      <style:paragraph-properties style:writing-mode="lr-tb"/>
    </style:style>
    <style:style style:name="gr46" style:family="graphic" style:parent-style-name="standard">
      <style:graphic-properties draw:stroke="none" draw:fill="none" fo:min-height="1.027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vertical-align="top" fo:min-height="5.048cm" loext:decorative="false"/>
      <style:paragraph-properties style:writing-mode="lr-tb"/>
    </style:style>
    <style:style style:name="gr48" style:family="graphic" style:parent-style-name="standard">
      <style:graphic-properties draw:stroke="none" draw:fill="none" fo:min-height="3.593cm" loext:decorative="false"/>
      <style:paragraph-properties style:writing-mode="lr-tb"/>
    </style:style>
    <style:style style:name="pr1" style:family="presentation" style:parent-style-name="Default-title">
      <style:graphic-properties fo:min-height="2.43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.63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="solid" draw:fill-color="#00007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.8cm" fo:margin-right="0cm" fo:line-height="115%" fo:text-align="start" fo:text-indent="0cm" loext:tab-stop-distance="0cm" style:writing-mode="lr-tb">
        <style:tab-stops>
          <style:tab-stop style:position="2cm" style:type="right"/>
          <style:tab-stop style:position="3cm"/>
        </style:tab-stops>
      </style:paragraph-properties>
      <style:text-properties fo:font-size="18pt"/>
    </style:style>
    <style:style style:name="P4" style:family="paragraph">
      <style:paragraph-properties fo:margin-left="0.8cm" fo:margin-right="0cm" fo:margin-top="0cm" fo:margin-bottom="0cm" fo:line-height="115%" fo:text-align="start" fo:text-indent="0cm" loext:tab-stop-distance="0cm" style:writing-mode="lr-tb">
        <style:tab-stops>
          <style:tab-stop style:position="2cm" style:type="right"/>
          <style:tab-stop style:position="3cm"/>
        </style:tab-stops>
      </style:paragraph-properties>
      <style:text-properties fo:font-size="18pt"/>
    </style:style>
    <style:style style:name="P5" style:family="paragraph">
      <style:paragraph-properties fo:margin-left="0.8cm" fo:margin-right="0cm" fo:margin-top="0cm" fo:margin-bottom="0cm" fo:line-height="100%" fo:text-align="start" fo:text-indent="0cm" loext:tab-stop-distance="0cm" style:writing-mode="lr-tb">
        <style:tab-stops>
          <style:tab-stop style:position="2cm" style:type="right"/>
          <style:tab-stop style:position="3cm"/>
        </style:tab-stops>
      </style:paragraph-properties>
      <style:text-properties fo:font-size="18pt"/>
    </style:style>
    <style:style style:name="P6" style:family="paragraph">
      <loext:graphic-properties draw:fill="solid" draw:fill-color="#00007f"/>
      <style:paragraph-properties fo:margin-left="0.8cm" fo:margin-right="0cm" fo:line-height="115%" fo:text-align="start" fo:text-indent="0cm" loext:tab-stop-distance="0cm" style:writing-mode="lr-tb">
        <style:tab-stops>
          <style:tab-stop style:position="2cm" style:type="right"/>
          <style:tab-stop style:position="3cm"/>
        </style:tab-stops>
      </style:paragraph-properties>
      <style:text-properties fo:font-size="18pt"/>
    </style:style>
    <style:style style:name="P7" style:family="paragraph">
      <style:paragraph-properties fo:margin-left="0.8cm" fo:margin-right="1.2cm" fo:line-height="115%" fo:text-align="end" fo:text-indent="0cm" loext:tab-stop-distance="0cm" style:writing-mode="lr-tb">
        <style:tab-stops/>
      </style:paragraph-properties>
      <style:text-properties fo:font-size="18pt"/>
    </style:style>
    <style:style style:name="P8" style:family="paragraph">
      <loext:graphic-properties draw:fill="solid" draw:fill-color="#00007f"/>
      <style:paragraph-properties fo:margin-left="0.8cm" fo:margin-right="1.2cm" fo:line-height="115%" fo:text-align="end" fo:text-indent="0cm" loext:tab-stop-distance="0cm" style:writing-mode="lr-tb">
        <style:tab-stops/>
      </style:paragraph-properties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P11" style:family="paragraph">
      <loext:graphic-properties draw:fill="solid" draw:fill-color="#00007f"/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-color="#ffffff"/>
    </style:style>
    <style:style style:name="P13" style:family="paragraph">
      <loext:graphic-properties draw:fill="none"/>
      <style:text-properties style:font-name="Liberation Sans" fo:font-size="32pt" style:font-size-asian="32pt" style:font-size-complex="32pt"/>
    </style:style>
    <style:style style:name="P14" style:family="paragraph">
      <style:paragraph-properties fo:text-align="end"/>
    </style:style>
    <style:style style:name="P15" style:family="paragraph">
      <loext:graphic-properties draw:fill="none"/>
      <style:paragraph-properties fo:text-align="end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end" fo:text-indent="0cm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end" fo:text-indent="0cm"/>
      <style:text-properties fo:font-size="18pt"/>
    </style:style>
    <style:style style:name="P18" style:family="paragraph">
      <loext:graphic-properties draw:fill="none"/>
      <style:text-properties fo:font-size="28pt"/>
    </style:style>
    <style:style style:name="P19" style:family="paragraph">
      <style:paragraph-properties fo:text-align="center" style:writing-mode="lr-tb"/>
      <style:text-properties fo:color="#ffff00" loext:opacity="100%"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="solid" draw:fill-color="#00007f"/>
      <style:paragraph-properties fo:text-align="center" style:writing-mode="lr-tb"/>
      <style:text-properties fo:color="#ffff00" loext:opacity="100%" fo:font-size="32pt" fo:font-weight="bold" style:font-size-asian="32pt" style:font-weight-asian="bold" style:font-size-complex="32pt" style:font-weight-complex="bold"/>
    </style:style>
    <style:style style:name="P21" style:family="paragraph">
      <style:paragraph-properties fo:text-align="justify"/>
    </style:style>
    <style:style style:name="P22" style:family="paragraph">
      <loext:graphic-properties draw:fill="none"/>
      <style:paragraph-properties fo:text-align="justify"/>
      <style:text-properties fo:font-size="28pt"/>
    </style:style>
    <style:style style:name="P23" style:family="paragraph">
      <style:paragraph-properties fo:text-align="center" style:writing-mode="lr-tb"/>
      <style:text-properties fo:color="#ffff00" loext:opacity="100%" style:text-line-through-style="none" style:text-line-through-type="none" fo:font-size="32pt" style:text-underline-style="none" fo:font-weight="bold" fo:background-color="transparent" style:font-size-asian="32pt" style:font-weight-asian="bold" style:font-size-complex="32pt" style:font-weight-complex="bold"/>
    </style:style>
    <style:style style:name="P24" style:family="paragraph">
      <loext:graphic-properties draw:fill="solid" draw:fill-color="#000000"/>
      <style:paragraph-properties fo:text-align="center" style:writing-mode="lr-tb"/>
      <style:text-properties fo:color="#ffff00" loext:opacity="100%" style:text-line-through-style="none" style:text-line-through-type="none" fo:font-size="32pt" style:text-underline-style="none" fo:font-weight="bold" fo:background-color="transparent" style:font-size-asian="32pt" style:font-weight-asian="bold" style:font-size-complex="32pt" style:font-weight-complex="bold"/>
    </style:style>
    <style:style style:name="P25" style:family="paragraph">
      <style:paragraph-properties fo:margin-left="0cm" fo:margin-right="0cm" fo:margin-top="0cm" fo:margin-bottom="0cm" fo:line-height="100%" fo:text-indent="0cm"/>
    </style:style>
    <style:style style:name="P26" style:family="paragraph">
      <style:paragraph-properties fo:margin-left="0cm" fo:margin-right="0cm" fo:margin-top="0cm" fo:margin-bottom="0cm" fo:line-height="100%" fo:text-align="justify" fo:text-indent="0cm"/>
    </style:style>
    <style:style style:name="P27" style:family="paragraph">
      <loext:graphic-properties draw:fill="none"/>
      <style:text-properties fo:font-size="28pt" style:font-size-asian="28pt" style:font-size-complex="28pt"/>
    </style:style>
    <style:style style:name="P28" style:family="paragraph">
      <loext:graphic-properties draw:fill="none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justify" fo:text-indent="0cm"/>
      <style:text-properties fo:font-size="28pt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justify" fo:text-indent="0cm"/>
      <style:text-properties fo:font-size="28pt" style:font-size-asian="28pt" style:font-size-complex="28pt"/>
    </style:style>
    <style:style style:name="P31" style:family="paragraph">
      <loext:graphic-properties draw:fill="solid" draw:fill-color="#000000"/>
      <style:paragraph-properties fo:text-align="center" style:writing-mode="lr-tb"/>
      <style:text-properties fo:color="#ffff00" loext:opacity="100%" fo:font-size="32pt" fo:font-weight="bold" style:font-size-asian="32pt" style:font-weight-asian="bold" style:font-size-complex="32pt" style:font-weight-complex="bold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36pt" fo:font-weight="bold" style:font-size-asian="36pt" style:font-weight-asian="bold" style:font-size-complex="36pt" style:font-weight-complex="bold"/>
    </style:style>
    <style:style style:name="P33" style:family="paragraph">
      <style:paragraph-properties fo:margin-left="0cm" fo:margin-right="0cm" fo:margin-top="0cm" fo:margin-bottom="0cm" fo:line-height="100%" fo:text-align="justify" fo:text-indent="0cm" style:text-autospace="none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justify" fo:text-indent="0cm" style:text-autospace="none"/>
      <style:text-properties fo:font-size="28pt" style:font-size-asian="28pt" style:font-size-complex="28pt"/>
    </style:style>
    <style:style style:name="P35" style:family="paragraph">
      <loext:graphic-properties draw:fill="none"/>
      <style:text-properties style:text-position="0% 100%" style:font-name="Liberation Sans" fo:font-size="28pt" style:font-size-asian="28pt" style:font-size-complex="28pt"/>
    </style:style>
    <style:style style:name="P36" style:family="paragraph">
      <loext:graphic-properties draw:fill="none"/>
      <style:paragraph-properties fo:text-align="center"/>
      <style:text-properties fo:font-size="18pt"/>
    </style:style>
    <style:style style:name="P37" style:family="paragraph">
      <style:text-properties fo:font-size="32pt" fo:font-weight="bold" style:font-size-asian="32pt" style:font-weight-asian="bold" style:font-size-complex="32pt" style:font-weight-complex="bold"/>
    </style:style>
    <style:style style:name="P38" style:family="paragraph">
      <style:paragraph-properties fo:margin-left="0cm" fo:margin-right="0cm" fo:margin-top="0.374cm" fo:margin-bottom="0cm" fo:line-height="100%" fo:text-align="center" fo:text-indent="0cm"/>
    </style:style>
    <style:style style:name="P39" style:family="paragraph">
      <style:paragraph-properties fo:line-height="100%" fo:text-align="center"/>
    </style:style>
    <style:style style:name="P40" style:family="paragraph">
      <style:paragraph-properties fo:margin-left="0cm" fo:margin-right="0cm" fo:margin-top="0.374cm" fo:margin-bottom="0cm" fo:line-height="100%" fo:text-align="center" fo:text-indent="0cm"/>
      <style:text-properties fo:font-size="20pt" style:font-size-asian="20pt" style:font-size-complex="20pt"/>
    </style:style>
    <style:style style:name="P41" style:family="paragraph">
      <style:paragraph-properties fo:margin-left="0cm" fo:margin-right="0cm" fo:margin-top="0.37cm" fo:margin-bottom="0cm" fo:line-height="100%" fo:text-align="start" fo:text-indent="0cm"/>
    </style:style>
    <style:style style:name="P42" style:family="paragraph">
      <style:paragraph-properties fo:margin-top="0.37cm" fo:margin-bottom="0cm" fo:line-height="100%" fo:text-align="start"/>
    </style:style>
    <style:style style:name="P43" style:family="paragraph">
      <loext:graphic-properties draw:fill="none"/>
      <style:paragraph-properties fo:margin-left="0cm" fo:margin-right="0cm" fo:margin-top="0.37cm" fo:margin-bottom="0cm" fo:line-height="100%" fo:text-align="start" fo:text-indent="0cm"/>
      <style:text-properties fo:font-weight="bold" style:font-weight-asian="bold" style:font-weight-complex="bold"/>
    </style:style>
    <style:style style:name="P44" style:family="paragraph">
      <style:paragraph-properties fo:margin-top="0.37cm" fo:margin-bottom="0cm" fo:line-height="115%" fo:text-align="start"/>
    </style:style>
    <style:style style:name="P45" style:family="paragraph">
      <loext:graphic-properties draw:fill="none"/>
      <style:paragraph-properties fo:line-height="115%" fo:text-align="start"/>
      <style:text-properties fo:font-weight="bold" style:font-weight-asian="bold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1pt" style:font-size-asian="21pt" style:font-size-complex="21pt"/>
    </style:style>
    <style:style style:name="T4" style:family="text">
      <style:text-properties style:font-name="Liberation Sans2" fo:font-size="21pt" fo:font-weight="bold" style:font-name-asian="Liberation Sans2" style:font-size-asian="21pt" style:font-weight-asian="bold" style:font-name-complex="Liberation Sans2" style:font-size-complex="21pt" style:font-weight-complex="bold"/>
    </style:style>
    <style:style style:name="T5" style:family="text">
      <style:text-properties style:font-name="Liberation Sans1" fo:font-size="21pt" style:font-name-asian="Liberation Sans2" style:font-size-asian="21pt" style:font-name-complex="Liberation Sans2" style:font-size-complex="21pt"/>
    </style:style>
    <style:style style:name="T6" style:family="text">
      <style:text-properties fo:font-size="18pt"/>
    </style:style>
    <style:style style:name="T7" style:family="text">
      <style:text-properties fo:font-size="21pt" fo:font-weight="normal" style:font-size-asian="21pt" style:font-weight-asian="normal" style:font-size-complex="21pt" style:font-weight-complex="normal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style:style style:name="T9" style:family="text">
      <style:text-properties style:font-name="Liberation Sans" fo:font-size="32pt" style:font-size-asian="32pt" style:font-size-complex="32pt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28pt"/>
    </style:style>
    <style:style style:name="T12" style:family="text">
      <style:text-properties fo:color="#ffff00" loext:opacity="100%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ffff00" loext:opacity="100%" style:text-line-through-style="none" style:text-line-through-type="none" fo:font-size="32pt" style:text-underline-style="none" fo:font-weight="bold" fo:background-color="transparent" style:font-size-asian="32pt" style:font-weight-asian="bold" style:font-size-complex="32pt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color="#fff200" loext:opacity="100%" fo:font-size="24pt" fo:font-weight="bold" style:font-size-asian="24pt" style:font-weight-asian="bold" style:font-size-complex="24pt" style:font-weight-complex="bold"/>
    </style:style>
    <style:style style:name="T18" style:family="text">
      <style:text-properties style:text-position="super 58%" fo:font-size="28pt"/>
    </style:style>
    <style:style style:name="T19" style:family="text">
      <style:text-properties style:font-name="Liberation Sans" fo:font-size="32pt" fo:font-weight="normal" style:font-size-asian="32pt" style:font-weight-asian="normal" style:font-size-complex="32pt" style:font-weight-complex="normal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language="et" fo:country="EE" fo:font-style="normal" fo:text-shadow="none" style:text-underline-style="none" fo:font-weight="normal" style:letter-kerning="true" style:font-name-asian="Microsoft YaHei" style:font-size-asian="28pt" style:language-asian="en" style:country-asian="US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00" loext:opacity="100%" style:text-outline="false" style:text-line-through-style="none" style:text-line-through-type="none" style:font-name="Liberation Sans1" fo:font-size="28pt" fo:language="et" fo:country="EE" fo:font-style="normal" fo:text-shadow="none" style:text-underline-style="none" fo:font-weight="normal" style:letter-kerning="true" style:font-name-asian="Microsoft YaHei" style:font-size-asian="28pt" style:language-asian="en" style:country-asian="US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position="0% 100%" style:font-name="Liberation Sans" fo:font-size="32pt" style:font-size-asian="32pt" style:font-size-complex="32pt"/>
    </style:style>
    <style:style style:name="T23" style:family="text">
      <style:text-properties fo:font-size="32pt"/>
    </style:style>
    <style:style style:name="T24" style:family="text">
      <style:text-properties fo:font-size="32pt" fo:font-weight="bold" style:font-size-asian="32pt" style:font-weight-asian="bold" style:font-size-complex="32pt" style:font-weight-complex="bold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bold" style:letter-kerning="true" fo:background-color="transparent" style:font-name-asian="Microsoft YaHei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ize="20pt" fo:font-weight="normal" style:font-size-asian="20pt" style:font-weight-asian="normal" style:font-size-complex="20pt" style:font-weight-complex="normal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7.5pt" fo:font-style="normal" fo:text-shadow="none" style:text-underline-style="none" fo:font-weight="bold" style:letter-kerning="true" fo:background-color="transparent" style:font-name-asian="Microsoft YaHei" style:font-size-asian="17.5pt" style:font-style-asian="normal" style:font-weight-asian="bold" style:font-name-complex="Lucida Sans" style:font-size-complex="17.5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7.5pt" fo:font-style="normal" fo:text-shadow="none" style:text-underline-style="none" fo:font-weight="normal" style:letter-kerning="true" fo:background-color="transparent" style:font-name-asian="Microsoft YaHei" style:font-size-asian="17.5pt" style:font-style-asian="normal" style:font-weight-asian="normal" style:font-name-complex="Lucida Sans" style:font-size-complex="17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custom-shape draw:style-name="gr1" draw:text-style-name="P1" draw:layer="layout" svg:width="25.2cm" svg:height="14.17cm" svg:x="1.4cm" svg:y="0.79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2.679cm" svg:height="2.431cm" svg:x="2.662cm" svg:y="1.324cm" presentation:class="title" presentation:user-transformed="true">
          <draw:text-box>
            <text:p text:style-name="P2">EELK Tartu Pauluse kogudus <text:line-break/><text:span text:style-name="T1">Jumalateenistus algab kell 10.00</text:span></text:p>
          </draw:text-box>
        </draw:frame>
        <draw:custom-shape draw:style-name="gr2" draw:text-style-name="P6" draw:layer="layout" svg:width="12.6cm" svg:height="10.17cm" svg:x="1.5cm" svg:y="4.79cm">
          <text:p text:style-name="P3"><text:span text:style-name="T2">Tänased laulud:</text:span></text:p>
          <text:p text:style-name="P3"><text:span text:style-name="T3"><text:tab/></text:span><text:span text:style-name="T3"> <text:s/></text:span><text:span text:style-name="T3">10</text:span><text:span text:style-name="T3"><text:tab/></text:span><text:span text:style-name="T3">1 – 4</text:span></text:p>
          <text:p text:style-name="P4"><text:span text:style-name="T3"><text:tab/></text:span><text:span text:style-name="T3">3</text:span><text:span text:style-name="T3"><text:tab/></text:span><text:span text:style-name="T3">1 – 4</text:span></text:p>
          <text:p text:style-name="P4"><text:span text:style-name="T3"><text:tab/></text:span><text:span text:style-name="T3"><text:tab/></text:span><text:span text:style-name="T3"> <text:s text:c="5"/></text:span><text:span text:style-name="T3">5</text:span></text:p>
          <text:p text:style-name="P4"><text:span text:style-name="T3"><text:tab/></text:span><text:span text:style-name="T4">†</text:span><text:span text:style-name="T5"> <text:s/></text:span><text:span text:style-name="T5">171 </text:span><text:span text:style-name="T3"><text:tab/></text:span><text:span text:style-name="T3"> <text:s text:c="5"/>4</text:span></text:p>
          <text:p text:style-name="P4"><text:span text:style-name="T3"><text:tab/></text:span><text:span text:style-name="T3">275</text:span><text:span text:style-name="T3"><text:tab/></text:span><text:span text:style-name="T3">1 – 5</text:span></text:p>
          <text:p text:style-name="P4"><text:span text:style-name="T3"><text:tab/></text:span><text:span text:style-name="T3">12</text:span><text:span text:style-name="T3"><text:tab/></text:span><text:span text:style-name="T3">5 – 7</text:span></text:p>
          <text:p text:style-name="P4"><text:span text:style-name="T3"><text:tab/>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12.6cm" svg:height="10.17cm" svg:x="13.978cm" svg:y="4.79cm">
          <text:p text:style-name="P7"><text:span text:style-name="T2">Kirjakohad:</text:span></text:p>
          <text:p text:style-name="P7"><text:span text:style-name="T7">Lektsioonid:</text:span></text:p>
          <text:p text:style-name="P7"><text:span text:style-name="T7">Js 35:3-6</text:span></text:p>
          <text:p text:style-name="P7"><text:span text:style-name="T7">Lk 12:35-40</text:span></text:p>
          <text:p text:style-name="P7"><text:span text:style-name="T7">Jutlus:</text:span></text:p>
          <text:p text:style-name="P7"><text:span text:style-name="T7">Hb 10:35-39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style-name="gr4" draw:text-style-name="P1" draw:layer="layout" svg:width="28cm" svg:height="3.5cm" svg:x="0cm" svg:y="12.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5.2cm" svg:height="2.67cm" svg:x="1.4cm" svg:y="12.29cm">
          <text:p text:style-name="P10"><text:span text:style-name="T8">10. NÜÜD TEHKE KÕRGEKS VÄRAVA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>
        <office:forms form:automatic-focus="false" form:apply-design-mode="false"/>
        <draw:frame draw:style-name="gr6" draw:text-style-name="P13" draw:layer="layout" svg:width="23.7cm" svg:height="13.189cm" svg:x="2.2cm" svg:y="1.29cm">
          <draw:text-box>
            <text:p><text:span text:style-name="T9">Nüüd tehke kõrgeks väravad</text:span></text:p>
            <text:p><text:span text:style-name="T9">ja uksed laiaks sedamaid,</text:span></text:p>
            <text:p><text:span text:style-name="T9">sest kuningate Kuningas</text:span></text:p>
            <text:p><text:span text:style-name="T9">ja Päästja on ju tulemas!</text:span></text:p>
            <text:p><text:span text:style-name="T9">Ta õnnistust toob endaga,</text:span></text:p>
            <text:p><text:span text:style-name="T9">kõik laulgem suure rõõmuga:</text:span></text:p>
            <text:p><text:span text:style-name="T9">au olgu Loojale,</text:span></text:p>
            <text:p><text:span text:style-name="T9">mu armutoojale!</text:span></text:p>
          </draw:text-box>
        </draw:frame>
        <draw:frame draw:style-name="gr7" draw:text-style-name="P15" draw:layer="layout" svg:width="24cm" svg:height="2.612cm" svg:x="2.4cm" svg:y="12.964cm">
          <draw:text-box>
            <text:p text:style-name="P14"><text:span text:style-name="T10">10. NÜÜD TEHKE KÕRGEKS VÄRAVAD</text:span></text:p>
            <text:p text:style-name="P14"><text:span text:style-name="T10">Salm 1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>
        <office:forms form:automatic-focus="false" form:apply-design-mode="false"/>
        <draw:frame draw:style-name="gr6" draw:text-style-name="P13" draw:layer="layout" svg:width="23.7cm" svg:height="13.189cm" svg:x="2.2cm" svg:y="1.29cm">
          <draw:text-box>
            <text:p><text:span text:style-name="T9">Nüüd tehke kõrgeks väravad</text:span></text:p>
            <text:p><text:span text:style-name="T9">ja uksed laiaks sedamaid</text:span></text:p>
            <text:p><text:span text:style-name="T9">ning valmistage südamed,</text:span></text:p>
            <text:p><text:span text:style-name="T9">et templiks Talle kõlbaks need,</text:span></text:p>
            <text:p><text:span text:style-name="T9">siis Kuningas toob teilegi</text:span></text:p>
            <text:p><text:span text:style-name="T9">küll õnne, rahu ühtlasi!</text:span></text:p>
            <text:p><text:span text:style-name="T9">Au olgu Pojale,</text:span></text:p>
            <text:p><text:span text:style-name="T9">mu Lunastajale!</text:span></text:p>
          </draw:text-box>
        </draw:frame>
        <draw:frame draw:style-name="gr8" draw:text-style-name="P17" draw:layer="layout" svg:width="24cm" svg:height="2.612cm" svg:x="2.4cm" svg:y="12.964cm">
          <draw:text-box>
            <text:p text:style-name="P16"><text:span text:style-name="T10">10. NÜÜD TEHKE KÕRGEKS VÄRAVAD</text:span></text:p>
            <text:p text:style-name="P14"><text:span text:style-name="T10">Salm 2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>
        <office:forms form:automatic-focus="false" form:apply-design-mode="false"/>
        <draw:frame draw:style-name="gr6" draw:text-style-name="P13" draw:layer="layout" svg:width="23.7cm" svg:height="13.189cm" svg:x="2.2cm" svg:y="1.29cm">
          <draw:text-box>
            <text:p><text:span text:style-name="T9">On õnne sellel linnal, maal,</text:span></text:p>
            <text:p><text:span text:style-name="T9">kus asupaik sel Kuningal</text:span></text:p>
            <text:p><text:span text:style-name="T9">ja õndsad on kõik südamed,</text:span></text:p>
            <text:p><text:span text:style-name="T9">mis on Ta eluasemed.</text:span></text:p>
            <text:p><text:span text:style-name="T9">Ta on see rõõmupäikene,</text:span></text:p>
            <text:p><text:span text:style-name="T9">kust hoovab elu kõigile.</text:span></text:p>
            <text:p><text:span text:style-name="T9">Au olgu Vaimule,</text:span></text:p>
            <text:p><text:span text:style-name="T9">mu rõõmutoojale!</text:span></text:p>
          </draw:text-box>
        </draw:frame>
        <draw:frame draw:style-name="gr7" draw:text-style-name="P15" draw:layer="layout" svg:width="24cm" svg:height="2.612cm" svg:x="2.4cm" svg:y="12.964cm">
          <draw:text-box>
            <text:p text:style-name="P16"><text:span text:style-name="T10">10. NÜÜD TEHKE KÕRGEKS VÄRAVAD</text:span></text:p>
            <text:p text:style-name="P14"><text:span text:style-name="T10">Salm 3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>
        <office:forms form:automatic-focus="false" form:apply-design-mode="false"/>
        <draw:frame draw:style-name="gr6" draw:text-style-name="P13" draw:layer="layout" svg:width="23.7cm" svg:height="13.189cm" svg:x="2.2cm" svg:y="1.29cm">
          <draw:text-box>
            <text:p><text:span text:style-name="T9">Oh tule, Õnnistegija,</text:span></text:p>
            <text:p><text:span text:style-name="T9">mu süda Sulle lahti ka.</text:span></text:p>
            <text:p><text:span text:style-name="T9">Oh tule meile armuga</text:span></text:p>
            <text:p><text:span text:style-name="T9">ja oma heldust ilmuta!</text:span></text:p>
            <text:p><text:span text:style-name="T9">Su Püha Vaim nüüd heldesti</text:span></text:p>
            <text:p><text:span text:style-name="T9">meid saatku taeva õndsasti!</text:span></text:p>
            <text:p><text:span text:style-name="T9">Au Sinu nimele</text:span></text:p>
            <text:p><text:span text:style-name="T9">nüüd, Issand, anname.</text:span></text:p>
          </draw:text-box>
        </draw:frame>
        <draw:frame draw:style-name="gr7" draw:text-style-name="P15" draw:layer="layout" svg:width="24cm" svg:height="2.612cm" svg:x="2.4cm" svg:y="12.964cm">
          <draw:text-box>
            <text:p text:style-name="P16"><text:span text:style-name="T10">10. NÜÜD TEHKE KÕRGEKS VÄRAVAD</text:span></text:p>
            <text:p text:style-name="P14"><text:span text:style-name="T10">Salm 4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style-name="gr4" draw:text-style-name="P1" draw:layer="layout" svg:width="28cm" svg:height="3.5cm" svg:x="0cm" svg:y="12.25cm">
          <text:p/>
          <draw:enhanced-geometry svg:viewBox="0 0 21600 21600" draw:type="rectangle" draw:enhanced-path="M 0 0 L 21600 0 21600 21600 0 21600 0 0 Z N"/>
        </draw:custom-shape>
        <draw:frame draw:style-name="gr9" draw:text-style-name="P18" draw:layer="layout" svg:width="20.852cm" svg:height="2.453cm" svg:x="1.4cm" svg:y="12.507cm">
          <draw:text-box>
            <text:p><text:span text:style-name="T11">Nõnda kui alguses oli, nüüdki on ja jääb igavesest ajast igavesti. Aamen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style-name="gr4" draw:text-style-name="P1" draw:layer="layout" svg:width="28cm" svg:height="3.5cm" svg:x="0cm" svg:y="12.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0" draw:layer="layout" svg:width="25.2cm" svg:height="2.67cm" svg:x="1.4cm" svg:y="12.29cm">
          <text:p text:style-name="P19"><text:span text:style-name="T12">Piht:</text:span></text:p>
          <text:p text:style-name="P19"><text:span text:style-name="T12">Lk 21:28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style-name="gr10" draw:text-style-name="P1" draw:layer="layout" svg:width="28cm" svg:height="4.46cm" svg:x="0cm" svg:y="11.29cm">
          <text:p/>
          <draw:enhanced-geometry svg:viewBox="0 0 21600 21600" draw:type="rectangle" draw:enhanced-path="M 0 0 L 21600 0 21600 21600 0 21600 0 0 Z N"/>
        </draw:custom-shape>
        <draw:frame draw:style-name="gr11" draw:text-style-name="P22" draw:layer="layout" svg:width="25.2cm" svg:height="3.67cm" svg:x="1.4cm" svg:y="11.29cm">
          <draw:text-box>
            <text:p text:style-name="P21"><text:span text:style-name="T11">Aga kui kõik see hakkab sündima, siis tõstke oma pea ja vaadake üles, sest teie lunastus läheneb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style-name="gr4" draw:text-style-name="P1" draw:layer="layout" svg:width="28cm" svg:height="3.5cm" svg:x="0cm" svg:y="12.2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4" draw:layer="layout" svg:width="25.2cm" svg:height="2.67cm" svg:x="1.4cm" svg:y="12.29cm">
          <text:p text:style-name="P23"><text:span text:style-name="T13">Patutunnistu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style-name="gr10" draw:text-style-name="P1" draw:layer="layout" svg:width="28cm" svg:height="4.46cm" svg:x="0cm" svg:y="11.29cm">
          <text:p/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25.2cm" svg:height="4.655cm" svg:x="1.4cm" svg:y="10.305cm">
          <draw:text-box>
            <text:p><text:span text:style-name="T11">Kõigeväeline Jumal, halastaja Isa! Mina vaene patune inimene, tunnistan Sinule oma patud üles, mis mina mõtte, sõna ja teoga olen teinud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custom-shape draw:style-name="gr10" draw:text-style-name="P1" draw:layer="layout" svg:width="28cm" svg:height="4.46cm" svg:x="0cm" svg:y="11.29cm">
          <text:p/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25.2cm" svg:height="4.655cm" svg:x="1.4cm" svg:y="10.305cm">
          <draw:text-box>
            <text:p text:style-name="P25"><text:span text:style-name="T11">ja millega mina Sinu viha ja Sinu nuhtluse ajalikult ja igavesti küll olen ära teeninud. Aga minul on nende pärast väga kahju ja mina kahetsen neid südamest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style-name="gr10" draw:text-style-name="P1" draw:layer="layout" svg:width="28cm" svg:height="4.46cm" svg:x="0cm" svg:y="11.29cm">
          <text:p/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25.2cm" svg:height="4.655cm" svg:x="1.4cm" svg:y="10.305cm">
          <draw:text-box>
            <text:p text:style-name="P26"><text:span text:style-name="T14">ja palun Sind Sinu isaliku halastuse ja Sinu armsa Poja Jeesuse Kristuse, meie Õnnistegija kibeda kannatamise ja surma pärast: </text:span><text:span text:style-name="T15">Ole Sa mulle, </text:span><text:span text:style-name="T16">patusele inimesele,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style-name="gr10" draw:text-style-name="P1" draw:layer="layout" svg:width="28cm" svg:height="4.46cm" svg:x="0cm" svg:y="11.29cm">
          <text:p/>
          <draw:enhanced-geometry svg:viewBox="0 0 21600 21600" draw:type="rectangle" draw:enhanced-path="M 0 0 L 21600 0 21600 21600 0 21600 0 0 Z N"/>
        </draw:custom-shape>
        <draw:frame draw:style-name="gr13" draw:text-style-name="P27" draw:layer="layout" svg:width="25.2cm" svg:height="4.655cm" svg:x="1.4cm" svg:y="10.305cm">
          <draw:text-box>
            <text:p text:style-name="P26"><text:span text:style-name="T16">armuline ja halasta mu peale, anna mulle andeks kõik minu patud ja anna mulle armust Püha Vaimu väge, et ma oma elu saaksin parandada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custom-shape draw:style-name="gr14" draw:text-style-name="P1" draw:layer="layout" svg:width="28cm" svg:height="3.46cm" svg:x="0cm" svg:y="12.29cm">
          <text:p/>
          <draw:enhanced-geometry svg:viewBox="0 0 21600 21600" draw:type="rectangle" draw:enhanced-path="M 0 0 L 21600 0 21600 21600 0 21600 0 0 Z N"/>
        </draw:custom-shape>
        <draw:frame draw:style-name="gr13" draw:text-style-name="P27" draw:layer="layout" svg:width="25.2cm" svg:height="4.655cm" svg:x="1.4cm" svg:y="10.305cm">
          <draw:text-box>
            <text:p text:style-name="P26"><text:span text:style-name="T16">Issand, halasta! Kristus, halasta! </text:span></text:p>
            <text:p text:style-name="P26"><text:span text:style-name="T16">Issand, halasta!</text:span></text:p>
          </draw:text-box>
        </draw:frame>
        <draw:frame draw:style-name="gr15" draw:text-style-name="P28" draw:layer="layout" svg:width="2.619cm" svg:height="1.196cm" svg:x="23.981cm" svg:y="13.764cm">
          <draw:text-box>
            <text:p><text:span text:style-name="T17">Kyri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style-name="gr14" draw:text-style-name="P1" draw:layer="layout" svg:width="28cm" svg:height="3.46cm" svg:x="0cm" svg:y="12.29cm">
          <text:p/>
          <draw:enhanced-geometry svg:viewBox="0 0 21600 21600" draw:type="rectangle" draw:enhanced-path="M 0 0 L 21600 0 21600 21600 0 21600 0 0 Z N"/>
        </draw:custom-shape>
        <draw:frame draw:style-name="gr13" draw:text-style-name="P27" draw:layer="layout" svg:width="25.2cm" svg:height="4.655cm" svg:x="1.4cm" svg:y="10.305cm">
          <draw:text-box>
            <text:p text:style-name="P26"><text:span text:style-name="T16">Au, kiitus olgu igavest' Kolmainu Jumalale, </text:span></text:p>
            <text:p text:style-name="P26"><text:span text:style-name="T16">et Tema suurest heldusest meid avitanud jälle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custom-shape draw:style-name="gr14" draw:text-style-name="P1" draw:layer="layout" svg:width="28cm" svg:height="3.46cm" svg:x="0cm" svg:y="12.29cm">
          <text:p/>
          <draw:enhanced-geometry svg:viewBox="0 0 21600 21600" draw:type="rectangle" draw:enhanced-path="M 0 0 L 21600 0 21600 21600 0 21600 0 0 Z N"/>
        </draw:custom-shape>
        <draw:frame draw:style-name="gr13" draw:text-style-name="P27" draw:layer="layout" svg:width="25.2cm" svg:height="4.655cm" svg:x="1.4cm" svg:y="10.305cm">
          <draw:text-box>
            <text:p text:style-name="P26"><text:span text:style-name="T16">Meist hea meel on Jumalal, suur rahupõlv on taeva all,</text:span></text:p>
            <text:p text:style-name="P26"><text:span text:style-name="T16">kõik vaen on otsa saanud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custom-shape draw:style-name="gr14" draw:text-style-name="P1" draw:layer="layout" svg:width="28cm" svg:height="3.46cm" svg:x="0cm" svg:y="12.29cm">
          <text:p/>
          <draw:enhanced-geometry svg:viewBox="0 0 21600 21600" draw:type="rectangle" draw:enhanced-path="M 0 0 L 21600 0 21600 21600 0 21600 0 0 Z N"/>
        </draw:custom-shape>
        <draw:frame draw:style-name="gr13" draw:text-style-name="P27" draw:layer="layout" svg:width="25.2cm" svg:height="4.655cm" svg:x="1.4cm" svg:y="10.305cm">
          <draw:text-box>
            <text:p text:style-name="P26"><text:span text:style-name="T16">Ja maa peal rahu ja inimestest hea meel,</text:span></text:p>
            <text:p text:style-name="P26"><text:span text:style-name="T16">hea meel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custom-shape draw:style-name="gr16" draw:text-style-name="P1" draw:layer="layout" svg:width="28cm" svg:height="2.46cm" svg:x="0cm" svg:y="13.29cm">
          <text:p/>
          <draw:enhanced-geometry svg:viewBox="0 0 21600 21600" draw:type="rectangle" draw:enhanced-path="M 0 0 L 21600 0 21600 21600 0 21600 0 0 Z N"/>
        </draw:custom-shape>
        <draw:frame draw:style-name="gr13" draw:text-style-name="P27" draw:layer="layout" svg:width="25.2cm" svg:height="4.655cm" svg:x="1.4cm" svg:y="10.305cm">
          <draw:text-box>
            <text:p text:style-name="P26"><text:span text:style-name="T16">Ja sinu vaimuga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custom-shape draw:style-name="gr4" draw:text-style-name="P1" draw:layer="layout" svg:width="28cm" svg:height="3.5cm" svg:x="0cm" svg:y="12.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0" draw:layer="layout" svg:width="25.2cm" svg:height="2.67cm" svg:x="1.4cm" svg:y="12.29cm">
          <text:p text:style-name="P19"><text:span text:style-name="T12">Lektsioon:</text:span></text:p>
          <text:p text:style-name="P19"><text:span text:style-name="T12">Js 35:3-6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draw:custom-shape draw:style-name="gr10" draw:text-style-name="P1" draw:layer="layout" svg:width="28cm" svg:height="4.46cm" svg:x="0cm" svg:y="11.29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25.2cm" svg:height="3.67cm" svg:x="1.4cm" svg:y="11.29cm">
          <draw:text-box>
            <text:p text:style-name="P26"><text:span text:style-name="T18">3</text:span><text:span text:style-name="T11">Kinnitage nõrku käsi ja tehke tugevaks komistavad põlved! </text:span><text:span text:style-name="T18">4</text:span><text:span text:style-name="T11">Öelge neile, kel rahutu süda: Olge kindlad, ärge kartke! Vaata, teie Jumal!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>
        <draw:custom-shape draw:style-name="gr10" draw:text-style-name="P1" draw:layer="layout" svg:width="28cm" svg:height="4.46cm" svg:x="0cm" svg:y="11.29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25.2cm" svg:height="3.67cm" svg:x="1.4cm" svg:y="11.29cm">
          <draw:text-box>
            <text:p text:style-name="P26"><text:span text:style-name="T11">Kättemaks tuleb, teie Jumala karistus; tema ise tuleb ja päästab teid. </text:span><text:span text:style-name="T18">5</text:span><text:span text:style-name="T11">Siis avanevad pimedate silmad ja kurtide kõrvad lähevad lahti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>
        <draw:custom-shape draw:style-name="gr10" draw:text-style-name="P1" draw:layer="layout" svg:width="28cm" svg:height="4.46cm" svg:x="0cm" svg:y="11.29cm">
          <text:p/>
          <draw:enhanced-geometry svg:viewBox="0 0 21600 21600" draw:type="rectangle" draw:enhanced-path="M 0 0 L 21600 0 21600 21600 0 21600 0 0 Z N"/>
        </draw:custom-shape>
        <draw:frame draw:style-name="gr13" draw:text-style-name="P29" draw:layer="layout" svg:width="25.2cm" svg:height="4.655cm" svg:x="1.4cm" svg:y="10.305cm">
          <draw:text-box>
            <text:p text:style-name="P26"><text:span text:style-name="T11"/></text:p>
            <text:p text:style-name="P26"><text:span text:style-name="T18">6</text:span><text:span text:style-name="T11">Siis hüppab jalutu otsekui hirv ja keeletu keel hõiskab, sest veed keevad üles kõrbes ja ojad nõmmemaal.</text:span></text:p>
            <text:p text:style-name="P26"><text:span text:style-name="T11"><text:s/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>
        <draw:custom-shape draw:style-name="gr16" draw:text-style-name="P1" draw:layer="layout" svg:width="28cm" svg:height="2.46cm" svg:x="0cm" svg:y="13.29cm">
          <text:p/>
          <draw:enhanced-geometry svg:viewBox="0 0 21600 21600" draw:type="rectangle" draw:enhanced-path="M 0 0 L 21600 0 21600 21600 0 21600 0 0 Z N"/>
        </draw:custom-shape>
        <draw:frame draw:style-name="gr18" draw:text-style-name="P30" draw:layer="layout" svg:width="25.2cm" svg:height="4.655cm" svg:x="1.4cm" svg:y="10.305cm">
          <draw:text-box>
            <text:p text:style-name="P26"><text:span text:style-name="T16">Tänu olgu Jumalale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>
        <draw:custom-shape draw:style-name="gr4" draw:text-style-name="P1" draw:layer="layout" svg:width="28cm" svg:height="3.5cm" svg:x="0cm" svg:y="12.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0" draw:layer="layout" svg:width="25.2cm" svg:height="2.67cm" svg:x="1.4cm" svg:y="12.29cm">
          <text:p text:style-name="P19"><text:span text:style-name="T12">Lektsioon:</text:span></text:p>
          <text:p text:style-name="P19"><text:span text:style-name="T12">Lk 12:35-4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>
        <draw:custom-shape draw:style-name="gr4" draw:text-style-name="P1" draw:layer="layout" svg:width="28cm" svg:height="3.5cm" svg:x="0cm" svg:y="12.29cm">
          <text:p/>
          <draw:enhanced-geometry svg:viewBox="0 0 21600 21600" draw:type="rectangle" draw:enhanced-path="M 0 0 L 21600 0 21600 21600 0 21600 0 0 Z N"/>
        </draw:custom-shape>
        <draw:frame draw:style-name="gr19" draw:text-style-name="P30" draw:layer="layout" svg:width="25.2cm" svg:height="4.655cm" svg:x="1.4cm" svg:y="10.306cm">
          <draw:text-box>
            <text:p text:style-name="P26"><text:span text:style-name="T16">Halleluuja! Halleluuja! Halleluuja!</text:span></text:p>
            <text:p text:style-name="P26"><text:span text:style-name="T16"/>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>
        <draw:custom-shape draw:style-name="gr10" draw:text-style-name="P1" draw:layer="layout" svg:width="28cm" svg:height="4.46cm" svg:x="0cm" svg:y="11.29cm">
          <text:p/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25.2cm" svg:height="4.655cm" svg:x="1.4cm" svg:y="10.305cm">
          <draw:text-box>
            <text:p text:style-name="P26"><text:span text:style-name="T18">35</text:span><text:span text:style-name="T11">Teie niuded olgu vöötatud ja lambid põlegu </text:span><text:span text:style-name="T18">36</text:span><text:span text:style-name="T11">ja teie olge inimeste sarnased, kes ootavad oma isandat pulmapeolt koju,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>
        <draw:custom-shape draw:style-name="gr10" draw:text-style-name="P1" draw:layer="layout" svg:width="28cm" svg:height="4.46cm" svg:x="0cm" svg:y="11.29cm">
          <text:p/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25.2cm" svg:height="4.655cm" svg:x="1.4cm" svg:y="10.305cm">
          <draw:text-box>
            <text:p text:style-name="P26"><text:span text:style-name="T11">et kui ta tulles koputab, võiksid nad kohe talle ukse avada. </text:span><text:span text:style-name="T18">37</text:span><text:span text:style-name="T11">Õndsad on need sulased, keda isand tulles leiab valvamas.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>
        <draw:custom-shape draw:style-name="gr10" draw:text-style-name="P1" draw:layer="layout" svg:width="28cm" svg:height="4.46cm" svg:x="0cm" svg:y="11.29cm">
          <text:p/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25.2cm" svg:height="4.655cm" svg:x="1.4cm" svg:y="10.305cm">
          <draw:text-box>
            <text:p text:style-name="P26"><text:span text:style-name="T11">Tõesti, ma ütlen teile, ta vöötab oma riided ja paneb nad lauda istuma ning tuleb ja teenib neid. </text:span><text:span text:style-name="T18">38</text:span><text:span text:style-name="T11">Ja kui ta tuleks ka teisel või kolmandal öövalvekorral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>
        <draw:custom-shape draw:style-name="gr10" draw:text-style-name="P1" draw:layer="layout" svg:width="28cm" svg:height="4.46cm" svg:x="0cm" svg:y="11.29cm">
          <text:p/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25.2cm" svg:height="4.655cm" svg:x="1.4cm" svg:y="10.305cm">
          <draw:text-box>
            <text:p text:style-name="P26"><text:span text:style-name="T11">ja leiaks nad nõnda - õndsad on need! </text:span><text:span text:style-name="T18">39</text:span><text:span text:style-name="T11">Küllap te mõistate, et kui peremees teaks, mil tunnil varas tuleb, siis ta ei laseks oma kotta sisse murda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>
        <draw:custom-shape draw:style-name="gr10" draw:text-style-name="P1" draw:layer="layout" svg:width="28cm" svg:height="4.46cm" svg:x="0cm" svg:y="11.29cm">
          <text:p/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25.2cm" svg:height="4.655cm" svg:x="1.4cm" svg:y="10.305cm">
          <draw:text-box>
            <text:p text:style-name="P26"><text:span text:style-name="T11"/></text:p>
            <text:p text:style-name="P26"><text:span text:style-name="T18">40</text:span><text:span text:style-name="T11">Ka teie olge valmis, sest Inimese Poeg tuleb tunnil, mil te ei arvagi!”</text:span></text:p>
            <text:p text:style-name="P26"><text:span text:style-name="T11"><text:s/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>
        <draw:custom-shape draw:style-name="gr16" draw:text-style-name="P1" draw:layer="layout" svg:width="28cm" svg:height="2.46cm" svg:x="0cm" svg:y="13.29cm">
          <text:p/>
          <draw:enhanced-geometry svg:viewBox="0 0 21600 21600" draw:type="rectangle" draw:enhanced-path="M 0 0 L 21600 0 21600 21600 0 21600 0 0 Z N"/>
        </draw:custom-shape>
        <draw:frame draw:style-name="gr20" draw:text-style-name="P30" draw:layer="layout" svg:width="25.2cm" svg:height="4.655cm" svg:x="1.4cm" svg:y="10.305cm">
          <draw:text-box>
            <text:p text:style-name="P26"><text:span text:style-name="T16">Kiitus olgu Sulle, oh Kristus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>
        <draw:custom-shape draw:style-name="gr21" draw:text-style-name="P1" draw:layer="layout" svg:width="28cm" svg:height="3cm" svg:x="0cm" svg:y="12.7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1" draw:layer="layout" svg:width="25.2cm" svg:height="2.17cm" svg:x="1.4cm" svg:y="12.79cm">
          <text:p text:style-name="P19"><text:span text:style-name="T12">Apostlik usutunnistu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>
        <draw:custom-shape draw:style-name="gr10" draw:text-style-name="P1" draw:layer="layout" svg:width="28cm" svg:height="4.46cm" svg:x="0cm" svg:y="11.29cm">
          <text:p/>
          <draw:enhanced-geometry svg:viewBox="0 0 21600 21600" draw:type="rectangle" draw:enhanced-path="M 0 0 L 21600 0 21600 21600 0 21600 0 0 Z N"/>
        </draw:custom-shape>
        <draw:frame draw:style-name="gr13" draw:text-style-name="P29" draw:layer="layout" svg:width="25.2cm" svg:height="4.655cm" svg:x="1.4cm" svg:y="10.305cm">
          <draw:text-box>
            <text:p text:style-name="P26"><text:span text:style-name="T14">Mina usun Jumalasse, kõigeväelisse Isasse, taeva ja maa Loojasse. Ja Jeesusesse Kristusesse, Tema ainsasse Pojasse, </text:span><text:span text:style-name="T11">meie Issandasse,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>
        <draw:custom-shape draw:style-name="gr10" draw:text-style-name="P1" draw:layer="layout" svg:width="28cm" svg:height="4.46cm" svg:x="0cm" svg:y="11.29cm">
          <text:p/>
          <draw:enhanced-geometry svg:viewBox="0 0 21600 21600" draw:type="rectangle" draw:enhanced-path="M 0 0 L 21600 0 21600 21600 0 21600 0 0 Z N"/>
        </draw:custom-shape>
        <draw:frame draw:style-name="gr13" draw:text-style-name="P29" draw:layer="layout" svg:width="25.2cm" svg:height="4.655cm" svg:x="1.4cm" svg:y="10.305cm">
          <draw:text-box>
            <text:p text:style-name="P26"><text:span text:style-name="T14">kes on saadud Pühast Vaimust, ilmale tulnud neitsi Maarjast, kannatanud Pontius Pilaatuse all, risti löödud, surnud ja maha maetud, </text:span><text:span text:style-name="T11">alla läinud surmavalda,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>
        <draw:custom-shape draw:style-name="gr10" draw:text-style-name="P1" draw:layer="layout" svg:width="28cm" svg:height="4.46cm" svg:x="0cm" svg:y="11.29cm">
          <text:p/>
          <draw:enhanced-geometry svg:viewBox="0 0 21600 21600" draw:type="rectangle" draw:enhanced-path="M 0 0 L 21600 0 21600 21600 0 21600 0 0 Z N"/>
        </draw:custom-shape>
        <draw:frame draw:style-name="gr13" draw:text-style-name="P29" draw:layer="layout" svg:width="25.2cm" svg:height="4.655cm" svg:x="1.4cm" svg:y="10.305cm">
          <draw:text-box>
            <text:p text:style-name="P26"><text:span text:style-name="T14">kolmandal päeval üles tõusnud surnuist, üles läinud taeva, istub Jumala, oma kõigeväelise Isa paremal käel, </text:span><text:span text:style-name="T11">sealt Tema tuleb kohut mõistma elavate ja surnute üle. <text:s/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>
        <draw:custom-shape draw:style-name="gr10" draw:text-style-name="P1" draw:layer="layout" svg:width="28cm" svg:height="4.46cm" svg:x="0cm" svg:y="11.29cm">
          <text:p/>
          <draw:enhanced-geometry svg:viewBox="0 0 21600 21600" draw:type="rectangle" draw:enhanced-path="M 0 0 L 21600 0 21600 21600 0 21600 0 0 Z N"/>
        </draw:custom-shape>
        <draw:frame draw:style-name="gr13" draw:text-style-name="P29" draw:layer="layout" svg:width="25.2cm" svg:height="4.655cm" svg:x="1.4cm" svg:y="10.305cm">
          <draw:text-box>
            <text:p text:style-name="P26"><text:span text:style-name="T11">Mina usun Pühasse Vaimusse, üht püha kristlikku Kirikut, pühade osadust, pattude andeksandmist, </text:span></text:p>
            <text:p text:style-name="P26"><text:span text:style-name="T11">ihu ülestõusmist ja igavest elu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>
        <draw:custom-shape draw:style-name="gr4" draw:text-style-name="P1" draw:layer="layout" svg:width="28cm" svg:height="3.5cm" svg:x="0cm" svg:y="12.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5.2cm" svg:height="2.67cm" svg:x="1.4cm" svg:y="12.29cm">
          <text:p text:style-name="P10"><text:span text:style-name="T8">3. KUIS PEAN VASTU VÕTM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4" draw:master-page-name="Default">
        <draw:frame draw:style-name="gr6" draw:text-style-name="P13" draw:layer="layout" svg:width="23.7cm" svg:height="13.189cm" svg:x="2.2cm" svg:y="1.29cm">
          <draw:text-box>
            <text:p><text:span text:style-name="T9">Kuis pean vastu võtma</text:span></text:p>
            <text:p><text:span text:style-name="T9">Sind, armas Jeesuke?</text:span></text:p>
            <text:p><text:span text:style-name="T9">Kuis Sulle vastu tõtma,</text:span></text:p>
            <text:p><text:span text:style-name="T9">mu hinge iluke?</text:span></text:p>
            <text:p><text:span text:style-name="T9">Oh Jeesus, Jeesus, süüta</text:span></text:p>
            <text:p><text:span text:style-name="T9">mu süda põlema</text:span></text:p>
            <text:p><text:span text:style-name="T9">ja ise mulle näita,</text:span></text:p>
            <text:p><text:span text:style-name="T9">mis Sind võib rõõmusta!</text:span></text:p>
          </draw:text-box>
        </draw:frame>
        <draw:frame draw:style-name="gr7" draw:text-style-name="P15" draw:layer="layout" svg:width="25cm" svg:height="2.612cm" svg:x="1.4cm" svg:y="12.964cm">
          <draw:text-box>
            <text:p text:style-name="P14"><text:span text:style-name="T10">3. KUIS PEAN VASTU VÕTMA</text:span></text:p>
            <text:p text:style-name="P14"><text:span text:style-name="T10">Salm 1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Default">
        <draw:frame draw:style-name="gr6" draw:text-style-name="P13" draw:layer="layout" svg:width="23.7cm" svg:height="13.189cm" svg:x="2.2cm" svg:y="1.29cm">
          <draw:text-box>
            <text:p><text:span text:style-name="T9">Su kogudus Sind kiidab</text:span></text:p>
            <text:p><text:span text:style-name="T9">ja tänab rõõmsasti,</text:span></text:p>
            <text:p><text:span text:style-name="T9">mu süda lauldes heidab</text:span></text:p>
            <text:p><text:span text:style-name="T9">Su ette palvele.</text:span></text:p>
            <text:p><text:span text:style-name="T9">Ma tahan ülistada</text:span></text:p>
            <text:p><text:span text:style-name="T9">Sind, armas Jeesuke,</text:span></text:p>
            <text:p><text:span text:style-name="T9">Su au siin kuulutada</text:span></text:p>
            <text:p><text:span text:style-name="T9">ka kõige rahvale.</text:span></text:p>
          </draw:text-box>
        </draw:frame>
        <draw:frame draw:style-name="gr23" draw:text-style-name="P17" draw:layer="layout" svg:width="25cm" svg:height="2.612cm" svg:x="1.4cm" svg:y="12.964cm">
          <draw:text-box>
            <text:p text:style-name="P16"><text:span text:style-name="T10">3. KUIS PEAN VASTU VÕTMA</text:span></text:p>
            <text:p text:style-name="P14"><text:span text:style-name="T10">Salm 2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4" draw:master-page-name="Default">
        <draw:frame draw:style-name="gr6" draw:text-style-name="P13" draw:layer="layout" svg:width="23.7cm" svg:height="13.189cm" svg:x="2.2cm" svg:y="1.29cm">
          <draw:text-box>
            <text:p><text:span text:style-name="T9">Kõik oled Sina teinud</text:span></text:p>
            <text:p><text:span text:style-name="T9">mu õnneks heldesti,</text:span></text:p>
            <text:p><text:span text:style-name="T9">kui oli hukka läinud</text:span></text:p>
            <text:p><text:span text:style-name="T9">hing, ihu ühtlasi;</text:span></text:p>
            <text:p><text:span text:style-name="T9">kui olin riigist lahti,</text:span></text:p>
            <text:p><text:span text:style-name="T9">kus rõõm on järjesti,</text:span></text:p>
            <text:p><text:span text:style-name="T9">siis Sinu läbi tehti</text:span></text:p>
            <text:p><text:span text:style-name="T9">mind rõõmsaks, Jeesuke.</text:span></text:p>
          </draw:text-box>
        </draw:frame>
        <draw:frame draw:style-name="gr24" draw:text-style-name="P17" draw:layer="layout" svg:width="25cm" svg:height="2.612cm" svg:x="1.4cm" svg:y="12.964cm">
          <draw:text-box>
            <text:p text:style-name="P16"><text:span text:style-name="T10">3. KUIS PEAN VASTU VÕTMA</text:span></text:p>
            <text:p text:style-name="P14"><text:span text:style-name="T10">Salm 3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4" draw:master-page-name="Default">
        <draw:frame draw:style-name="gr6" draw:text-style-name="P13" draw:layer="layout" svg:width="23.7cm" svg:height="13.189cm" svg:x="2.2cm" svg:y="1.29cm">
          <draw:text-box>
            <text:p><text:span text:style-name="T9">Ei ükski taevast jätma</text:span></text:p>
            <text:p><text:span text:style-name="T9">Sind võinud sundida,</text:span></text:p>
            <text:p><text:span text:style-name="T9">Su armastus Sind sundis</text:span></text:p>
            <text:p><text:span text:style-name="T9">meil’ taevast tulema.</text:span></text:p>
            <text:p><text:span text:style-name="T9">Oh arm, et appi tulid</text:span></text:p>
            <text:p><text:span text:style-name="T9">maailma rahvaile,</text:span></text:p>
            <text:p><text:span text:style-name="T9">kes patuhädas olid,</text:span></text:p>
            <text:p><text:span text:style-name="T9">neid päästma heldesti.</text:span></text:p>
          </draw:text-box>
        </draw:frame>
        <draw:frame draw:style-name="gr25" draw:text-style-name="P17" draw:layer="layout" svg:width="25cm" svg:height="2.612cm" svg:x="1.4cm" svg:y="12.964cm">
          <draw:text-box>
            <text:p text:style-name="P16"><text:span text:style-name="T10">3. KUIS PEAN VASTU VÕTMA</text:span></text:p>
            <text:p text:style-name="P14"><text:span text:style-name="T10">Salm 4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>
        <draw:custom-shape draw:style-name="gr4" draw:text-style-name="P1" draw:layer="layout" svg:width="28cm" svg:height="3.5cm" svg:x="0cm" svg:y="12.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0" draw:layer="layout" svg:width="25.2cm" svg:height="2.67cm" svg:x="1.4cm" svg:y="12.29cm">
          <text:p text:style-name="P19"><text:span text:style-name="T12">Jutlus:</text:span></text:p>
          <text:p text:style-name="P19"><text:span text:style-name="T12">Hb 10:35-39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4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>
        <draw:custom-shape draw:style-name="gr10" draw:text-style-name="P1" draw:layer="layout" svg:width="28cm" svg:height="4.46cm" svg:x="0cm" svg:y="11.29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25.2cm" svg:height="3.67cm" svg:x="1.4cm" svg:y="11.29cm">
          <draw:text-box>
            <text:p text:style-name="P26"><text:span text:style-name="T18">35</text:span><text:span text:style-name="T11">Ärge siis heitke ära oma julgust, mis saab suure palga! </text:span><text:span text:style-name="T18">36</text:span><text:span text:style-name="T11">Teile läheb vaja kannatlikkust, et te Jumala tahtmist täites saaksite kätte tõotuse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>
        <draw:custom-shape draw:style-name="gr10" draw:text-style-name="P1" draw:layer="layout" svg:width="28cm" svg:height="4.46cm" svg:x="0cm" svg:y="11.29cm">
          <text:p/>
          <draw:enhanced-geometry svg:viewBox="0 0 21600 21600" draw:type="rectangle" draw:enhanced-path="M 0 0 L 21600 0 21600 21600 0 21600 0 0 Z N"/>
        </draw:custom-shape>
        <draw:frame draw:style-name="gr13" draw:text-style-name="P29" draw:layer="layout" svg:width="25.2cm" svg:height="4.655cm" svg:x="1.4cm" svg:y="10.305cm">
          <draw:text-box>
            <text:p text:style-name="P26"><text:span text:style-name="T11"/></text:p>
            <text:p text:style-name="P26"><text:span text:style-name="T18">37</text:span><text:span text:style-name="T11">„Sest veel ainult pisut, pisut, siis tuleb see, kes peab tulema, ega viivita. </text:span><text:span text:style-name="T18">38</text:span><text:span text:style-name="T11">Aga minu õige jääb usust elama, kui ta taganeb,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>
        <draw:custom-shape draw:style-name="gr10" draw:text-style-name="P1" draw:layer="layout" svg:width="28cm" svg:height="4.46cm" svg:x="0cm" svg:y="11.29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25.2cm" svg:height="3.67cm" svg:x="1.4cm" svg:y="11.29cm">
          <draw:text-box>
            <text:p text:style-name="P26"><text:span text:style-name="T11">siis ei ole minu hingel temast head meelt.” </text:span><text:span text:style-name="T18">39</text:span><text:span text:style-name="T11">Aga meie ei ole need, kes taganevad hukatuseks, vaid need, kes usuvad ja päästavad hinge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>
        <draw:custom-shape draw:style-name="gr4" draw:text-style-name="P1" draw:layer="layout" svg:width="28cm" svg:height="3.5cm" svg:x="0cm" svg:y="12.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5.2cm" svg:height="2.67cm" svg:x="1.4cm" svg:y="12.29cm">
          <text:p text:style-name="P32"><text:span text:style-name="T8">3. KUIS PEAN VASTU VÕTM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4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4" draw:master-page-name="Default">
        <draw:frame draw:style-name="gr6" draw:text-style-name="P13" draw:layer="layout" svg:width="23.7cm" svg:height="13.189cm" svg:x="2.2cm" svg:y="1.29cm">
          <draw:text-box>
            <text:p><text:span text:style-name="T9">Ei ole enam karta</text:span></text:p>
            <text:p><text:span text:style-name="T9">teil oma patu süüd:</text:span></text:p>
            <text:p><text:span text:style-name="T9">küll Jeesus tahab matta</text:span></text:p>
            <text:p><text:span text:style-name="T9">nad mere põhja nüüd.</text:span></text:p>
            <text:p><text:span text:style-name="T9">Ta toob ju patustele</text:span></text:p>
            <text:p><text:span text:style-name="T9">suurt armu, õnnistust</text:span></text:p>
            <text:p><text:span text:style-name="T9">ja kingib neile jälle</text:span></text:p>
            <text:p><text:span text:style-name="T9">täit lapsepärandust.</text:span></text:p>
          </draw:text-box>
        </draw:frame>
        <draw:frame draw:style-name="gr26" draw:text-style-name="P17" draw:layer="layout" svg:width="25cm" svg:height="2.612cm" svg:x="1.4cm" svg:y="12.964cm">
          <draw:text-box>
            <text:p text:style-name="P16"><text:span text:style-name="T10">3. KUIS PEAN VASTU VÕTMA</text:span></text:p>
            <text:p text:style-name="P14"><text:span text:style-name="T10">Salm 5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>
        <draw:custom-shape draw:style-name="gr4" draw:text-style-name="P1" draw:layer="layout" svg:width="28cm" svg:height="3.5cm" svg:x="0cm" svg:y="12.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5.2cm" svg:height="2.67cm" svg:x="1.4cm" svg:y="12.29cm">
          <text:p text:style-name="P32"><text:span text:style-name="T8">171. SEAL, KUS TAEVAS ISAKODU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4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4" draw:master-page-name="Default">
        <draw:frame draw:style-name="gr6" draw:text-style-name="P13" draw:layer="layout" svg:width="23.7cm" svg:height="13.189cm" svg:x="2.2cm" svg:y="1.29cm">
          <draw:text-box>
            <text:p><text:span text:style-name="T9">Kaduv muutub kadumatuks,</text:span></text:p>
            <text:p><text:span text:style-name="T9">kõik mis maine, maha jääb.</text:span></text:p>
            <text:p><text:span text:style-name="T9">Ajalik saab igaveseks,</text:span></text:p>
            <text:p><text:span text:style-name="T9">uue elu Jumal loob.</text:span></text:p>
            <text:p><text:span text:style-name="T9">Oh et sinna minagi</text:span></text:p>
            <text:p><text:span text:style-name="T9">muremaalt kord jõuaksin.</text:span></text:p>
          </draw:text-box>
        </draw:frame>
        <draw:frame draw:style-name="gr7" draw:text-style-name="P15" draw:layer="layout" svg:width="25cm" svg:height="2.612cm" svg:x="1.4cm" svg:y="12.964cm">
          <draw:text-box>
            <text:p text:style-name="P16"><text:span text:style-name="T10">171. SEAL, KUS TAEVAS ISAKODU</text:span></text:p>
            <text:p text:style-name="P14"><text:span text:style-name="T10">Salm 4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>
        <draw:custom-shape draw:style-name="gr4" draw:text-style-name="P1" draw:layer="layout" svg:width="28cm" svg:height="3.5cm" svg:x="0cm" svg:y="12.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5.2cm" svg:height="2.67cm" svg:x="1.4cm" svg:y="12.29cm">
          <text:p text:style-name="P10"><text:span text:style-name="T8">275. JEESUS, TULE MINUL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5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4" draw:master-page-name="Default">
        <draw:frame draw:style-name="gr27" draw:text-style-name="P13" draw:layer="layout" svg:width="23.7cm" svg:height="13.327cm" svg:x="2.2cm" svg:y="1.29cm">
          <draw:text-box>
            <text:p><text:span text:style-name="T19">Jeesus, tule minule,</text:span></text:p>
            <text:p><text:span text:style-name="T19">jää mu juurde järjesti,</text:span></text:p>
            <text:p><text:span text:style-name="T19">tule, Õnnistegija,</text:span></text:p>
            <text:p><text:span text:style-name="T19">kõige parem sõber Sa!</text:span></text:p>
          </draw:text-box>
        </draw:frame>
        <draw:frame draw:style-name="gr7" draw:text-style-name="P15" draw:layer="layout" svg:width="25cm" svg:height="2.612cm" svg:x="1.4cm" svg:y="12.964cm">
          <draw:text-box>
            <text:p text:style-name="P14"><text:span text:style-name="T10">275. JEESUS, TULE MINULE</text:span></text:p>
            <text:p text:style-name="P14"><text:span text:style-name="T10">Salm 1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4" draw:master-page-name="Default">
        <draw:frame draw:style-name="gr6" draw:text-style-name="P13" draw:layer="layout" svg:width="23.7cm" svg:height="13.189cm" svg:x="2.2cm" svg:y="1.29cm">
          <draw:text-box>
            <text:p><text:span text:style-name="T9">Tuhat kord Sind ihaldan,</text:span></text:p>
            <text:p><text:span text:style-name="T9">kõik muud rõõmud halvaks pean,</text:span></text:p>
            <text:p><text:span text:style-name="T9">tuhat kord ma õhkan ka:</text:span></text:p>
            <text:p><text:span text:style-name="T9">Jeesus, Jeesus tule Sa!</text:span></text:p>
          </draw:text-box>
        </draw:frame>
        <draw:frame draw:style-name="gr28" draw:text-style-name="P17" draw:layer="layout" svg:width="25cm" svg:height="2.612cm" svg:x="1.4cm" svg:y="12.964cm">
          <draw:text-box>
            <text:p text:style-name="P16"><text:span text:style-name="T10">275. JEESUS, TULE MINULE</text:span></text:p>
            <text:p text:style-name="P14"><text:span text:style-name="T10">Salm 2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4" draw:master-page-name="Default">
        <draw:frame draw:style-name="gr6" draw:text-style-name="P13" draw:layer="layout" svg:width="23.7cm" svg:height="13.189cm" svg:x="2.2cm" svg:y="1.29cm">
          <draw:text-box>
            <text:p><text:span text:style-name="T9">Ei mu süda ilmaski</text:span></text:p>
            <text:p><text:span text:style-name="T9">muuga ei jää rahule,</text:span></text:p>
            <text:p><text:span text:style-name="T9">jääd Sa aga minule,</text:span></text:p>
            <text:p><text:span text:style-name="T9">see mul rõõmuks üksine.</text:span></text:p>
          </draw:text-box>
        </draw:frame>
        <draw:frame draw:style-name="gr29" draw:text-style-name="P17" draw:layer="layout" svg:width="25cm" svg:height="2.612cm" svg:x="1.4cm" svg:y="12.964cm">
          <draw:text-box>
            <text:p text:style-name="P16"><text:span text:style-name="T10">275. JEESUS, TULE MINULE</text:span></text:p>
            <text:p text:style-name="P14"><text:span text:style-name="T10">Salm 3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4" draw:master-page-name="Default">
        <draw:frame draw:style-name="gr6" draw:text-style-name="P13" draw:layer="layout" svg:width="23.7cm" svg:height="13.189cm" svg:x="2.2cm" svg:y="1.29cm">
          <draw:text-box>
            <text:p><text:span text:style-name="T9">Ei siis muule taha ma</text:span></text:p>
            <text:p><text:span text:style-name="T9">oma südant avada;</text:span></text:p>
            <text:p><text:span text:style-name="T9">tule oma armuga</text:span></text:p>
            <text:p><text:span text:style-name="T9">minu sisse elama!</text:span></text:p>
          </draw:text-box>
        </draw:frame>
        <draw:frame draw:style-name="gr30" draw:text-style-name="P17" draw:layer="layout" svg:width="25cm" svg:height="2.612cm" svg:x="1.4cm" svg:y="12.964cm">
          <draw:text-box>
            <text:p text:style-name="P16"><text:span text:style-name="T10">275. JEESUS, TULE MINULE</text:span></text:p>
            <text:p text:style-name="P14"><text:span text:style-name="T10">Salm 4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4" draw:master-page-name="Default">
        <draw:frame draw:style-name="gr6" draw:text-style-name="P13" draw:layer="layout" svg:width="23.7cm" svg:height="13.189cm" svg:x="2.2cm" svg:y="1.29cm">
          <draw:text-box>
            <text:p><text:span text:style-name="T9">Kindlas usus ootan ma,</text:span></text:p>
            <text:p><text:span text:style-name="T9">väsimata palun ka:</text:span></text:p>
            <text:p><text:span text:style-name="T9">ole surmahäda sees,</text:span></text:p>
            <text:p><text:span text:style-name="T9">Jeesus, minu abimees!</text:span></text:p>
          </draw:text-box>
        </draw:frame>
        <draw:frame draw:style-name="gr31" draw:text-style-name="P17" draw:layer="layout" svg:width="25cm" svg:height="2.612cm" svg:x="1.4cm" svg:y="12.964cm">
          <draw:text-box>
            <text:p text:style-name="P16"><text:span text:style-name="T10">275. JEESUS, TULE MINULE</text:span></text:p>
            <text:p text:style-name="P14"><text:span text:style-name="T10">Salm 5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>
        <draw:custom-shape draw:style-name="gr21" draw:text-style-name="P1" draw:layer="layout" svg:width="28cm" svg:height="3cm" svg:x="0cm" svg:y="12.7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1" draw:layer="layout" svg:width="25.2cm" svg:height="2.17cm" svg:x="1.4cm" svg:y="12.79cm">
          <text:p text:style-name="P19"><text:span text:style-name="T12">Kirikupalv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5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>
        <draw:custom-shape draw:style-name="gr16" draw:text-style-name="P1" draw:layer="layout" svg:width="28cm" svg:height="2.46cm" svg:x="0cm" svg:y="13.29cm">
          <text:p/>
          <draw:enhanced-geometry svg:viewBox="0 0 21600 21600" draw:type="rectangle" draw:enhanced-path="M 0 0 L 21600 0 21600 21600 0 21600 0 0 Z N"/>
        </draw:custom-shape>
        <draw:frame draw:style-name="gr32" draw:text-style-name="P30" draw:layer="layout" svg:width="25.2cm" svg:height="4.655cm" svg:x="1.4cm" svg:y="10.305cm">
          <draw:text-box>
            <text:p text:style-name="P26"><text:span text:style-name="T16">Sind, Jumal kiidame! Sind, Issand täname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>
        <draw:custom-shape draw:style-name="gr16" draw:text-style-name="P1" draw:layer="layout" svg:width="28cm" svg:height="2.46cm" svg:x="0cm" svg:y="13.29cm">
          <text:p/>
          <draw:enhanced-geometry svg:viewBox="0 0 21600 21600" draw:type="rectangle" draw:enhanced-path="M 0 0 L 21600 0 21600 21600 0 21600 0 0 Z N"/>
        </draw:custom-shape>
        <draw:frame draw:style-name="gr33" draw:text-style-name="P30" draw:layer="layout" svg:width="25.2cm" svg:height="4.655cm" svg:x="1.4cm" svg:y="10.305cm">
          <draw:text-box>
            <text:p text:style-name="P26"><text:span text:style-name="T16">Kuule meid, armas Issand Jumal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>
        <draw:custom-shape draw:style-name="gr16" draw:text-style-name="P1" draw:layer="layout" svg:width="28cm" svg:height="2.46cm" svg:x="0cm" svg:y="13.29cm">
          <text:p/>
          <draw:enhanced-geometry svg:viewBox="0 0 21600 21600" draw:type="rectangle" draw:enhanced-path="M 0 0 L 21600 0 21600 21600 0 21600 0 0 Z N"/>
        </draw:custom-shape>
        <draw:frame draw:style-name="gr34" draw:text-style-name="P30" draw:layer="layout" svg:width="25.2cm" svg:height="4.655cm" svg:x="1.4cm" svg:y="10.305cm">
          <draw:text-box>
            <text:p text:style-name="P26"><text:span text:style-name="T16">Aita meid, armas Issand Jumal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>
        <draw:custom-shape draw:style-name="gr14" draw:text-style-name="P1" draw:layer="layout" svg:width="28cm" svg:height="3.46cm" svg:x="0cm" svg:y="12.29cm">
          <text:p/>
          <draw:enhanced-geometry svg:viewBox="0 0 21600 21600" draw:type="rectangle" draw:enhanced-path="M 0 0 L 21600 0 21600 21600 0 21600 0 0 Z N"/>
        </draw:custom-shape>
        <draw:frame draw:style-name="gr35" draw:text-style-name="P30" draw:layer="layout" svg:width="25.2cm" svg:height="4.655cm" svg:x="1.4cm" svg:y="10.305cm">
          <draw:text-box>
            <text:p text:style-name="P26"><text:span text:style-name="T16">Oh Jeesus Krist, oh kuule mind, oh kuule mind!</text:span></text:p>
            <text:p text:style-name="P26"><text:span text:style-name="T16">Ma tahan ikka kiita Sind! Aamen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>
        <draw:custom-shape draw:style-name="gr16" draw:text-style-name="P1" draw:layer="layout" svg:width="28cm" svg:height="2.46cm" svg:x="0cm" svg:y="13.29cm">
          <text:p/>
          <draw:enhanced-geometry svg:viewBox="0 0 21600 21600" draw:type="rectangle" draw:enhanced-path="M 0 0 L 21600 0 21600 21600 0 21600 0 0 Z N"/>
        </draw:custom-shape>
        <draw:frame draw:style-name="gr36" draw:text-style-name="P30" draw:layer="layout" svg:width="25.2cm" svg:height="4.655cm" svg:x="1.4cm" svg:y="10.305cm">
          <draw:text-box>
            <text:p text:style-name="P26"><text:span text:style-name="T16">Ja sinu vaimuga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Default">
        <draw:custom-shape draw:style-name="gr16" draw:text-style-name="P1" draw:layer="layout" svg:width="28cm" svg:height="2.46cm" svg:x="0cm" svg:y="13.29cm">
          <text:p/>
          <draw:enhanced-geometry svg:viewBox="0 0 21600 21600" draw:type="rectangle" draw:enhanced-path="M 0 0 L 21600 0 21600 21600 0 21600 0 0 Z N"/>
        </draw:custom-shape>
        <draw:frame draw:style-name="gr37" draw:text-style-name="P30" draw:layer="layout" svg:width="25.2cm" svg:height="4.655cm" svg:x="1.4cm" svg:y="10.305cm">
          <draw:text-box>
            <text:p text:style-name="P26"><text:span text:style-name="T16">Meie ülendame südamed Issanda poole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Default">
        <draw:custom-shape draw:style-name="gr16" draw:text-style-name="P1" draw:layer="layout" svg:width="28cm" svg:height="2.46cm" svg:x="0cm" svg:y="13.29cm">
          <text:p/>
          <draw:enhanced-geometry svg:viewBox="0 0 21600 21600" draw:type="rectangle" draw:enhanced-path="M 0 0 L 21600 0 21600 21600 0 21600 0 0 Z N"/>
        </draw:custom-shape>
        <draw:frame draw:style-name="gr38" draw:text-style-name="P30" draw:layer="layout" svg:width="25.2cm" svg:height="4.655cm" svg:x="1.4cm" svg:y="10.305cm">
          <draw:text-box>
            <text:p text:style-name="P33"><text:span text:style-name="T20">See on õige ja kohus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>
        <draw:custom-shape draw:style-name="gr21" draw:text-style-name="P1" draw:layer="layout" svg:width="28cm" svg:height="3cm" svg:x="0cm" svg:y="12.7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1" draw:layer="layout" svg:width="25.2cm" svg:height="2.17cm" svg:x="1.4cm" svg:y="12.79cm">
          <text:p text:style-name="P19"><text:span text:style-name="T12">Sanctu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6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Default">
        <draw:custom-shape draw:style-name="gr16" draw:text-style-name="P1" draw:layer="layout" svg:width="28cm" svg:height="2.46cm" svg:x="0cm" svg:y="13.29cm">
          <text:p/>
          <draw:enhanced-geometry svg:viewBox="0 0 21600 21600" draw:type="rectangle" draw:enhanced-path="M 0 0 L 21600 0 21600 21600 0 21600 0 0 Z N"/>
        </draw:custom-shape>
        <draw:frame draw:style-name="gr39" draw:text-style-name="P34" draw:layer="layout" svg:width="25.2cm" svg:height="4.655cm" svg:x="1.4cm" svg:y="10.305cm">
          <draw:text-box>
            <text:p text:style-name="P33"><text:span text:style-name="T20">Püha, püha, püha on meie Jumal, me Issand Seebaot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Default">
        <draw:custom-shape draw:style-name="gr16" draw:text-style-name="P1" draw:layer="layout" svg:width="28cm" svg:height="2.46cm" svg:x="0cm" svg:y="13.29cm">
          <text:p/>
          <draw:enhanced-geometry svg:viewBox="0 0 21600 21600" draw:type="rectangle" draw:enhanced-path="M 0 0 L 21600 0 21600 21600 0 21600 0 0 Z N"/>
        </draw:custom-shape>
        <draw:frame draw:style-name="gr40" draw:text-style-name="P34" draw:layer="layout" svg:width="25.2cm" svg:height="4.655cm" svg:x="1.4cm" svg:y="10.305cm">
          <draw:text-box>
            <text:p text:style-name="P33"><text:span text:style-name="T20">Taevas ja maa, taevas ja maa on täis Tema au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Default">
        <draw:custom-shape draw:style-name="gr21" draw:text-style-name="P1" draw:layer="layout" svg:width="28cm" svg:height="3cm" svg:x="0cm" svg:y="12.7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1" draw:layer="layout" svg:width="25.2cm" svg:height="2.17cm" svg:x="1.4cm" svg:y="12.79cm">
          <text:p text:style-name="P19"><text:span text:style-name="T12">Meie Isa Palv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6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Default">
        <draw:custom-shape draw:style-name="gr10" draw:text-style-name="P1" draw:layer="layout" svg:width="28cm" svg:height="4.46cm" svg:x="0cm" svg:y="11.29cm">
          <text:p/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25.2cm" svg:height="4.655cm" svg:x="1.4cm" svg:y="10.305cm">
          <draw:text-box>
            <text:p text:style-name="P33"><text:span text:style-name="T20">Meie Isa, kes Sa oled taevas! Pühitsetud olgu Sinu nimi. Sinu riik tulgu. Sinu tahtmine sündigu nagu taevas, nõnda ka maa peal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Default">
        <draw:custom-shape draw:style-name="gr10" draw:text-style-name="P1" draw:layer="layout" svg:width="28cm" svg:height="4.46cm" svg:x="0cm" svg:y="11.29cm">
          <text:p/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25.2cm" svg:height="4.655cm" svg:x="1.4cm" svg:y="10.305cm">
          <draw:text-box>
            <text:p text:style-name="P33"><text:span text:style-name="T20">Meie igapäevast leiba anna meile tänapäev. Ja anna meile andeks meie võlad, nagu meiegi andeks anname oma võlglastele. Ja ära saada meid kiusatusse,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Default">
        <draw:custom-shape draw:style-name="gr10" draw:text-style-name="P1" draw:layer="layout" svg:width="28cm" svg:height="4.46cm" svg:x="0cm" svg:y="11.29cm">
          <text:p/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25.2cm" svg:height="4.655cm" svg:x="1.4cm" svg:y="10.305cm">
          <draw:text-box>
            <text:p text:style-name="P33"><text:span text:style-name="T21"/></text:p>
            <text:p text:style-name="P33"><text:span text:style-name="T20">vaid päästa meid ära kurjast.</text:span></text:p>
            <text:p text:style-name="P33"><text:span text:style-name="T21"><text:tab/></text:span><text:span text:style-name="T21">♪ </text:span><text:span text:style-name="T21">Sest Sinu päralt on riik ja vägi ja au igavesti. </text:span></text:p>
            <text:p text:style-name="P33"><text:span text:style-name="T21"><text:tab/></text:span><text:span text:style-name="T21">Aamen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Default">
        <draw:custom-shape draw:style-name="gr21" draw:text-style-name="P1" draw:layer="layout" svg:width="28cm" svg:height="3cm" svg:x="0cm" svg:y="12.7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1" draw:layer="layout" svg:width="25.2cm" svg:height="2.17cm" svg:x="1.4cm" svg:y="12.79cm">
          <text:p text:style-name="P19"><text:span text:style-name="T12">Agnus De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7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Default">
        <draw:custom-shape draw:style-name="gr14" draw:text-style-name="P1" draw:layer="layout" svg:width="28cm" svg:height="3.46cm" svg:x="0cm" svg:y="12.29cm">
          <text:p/>
          <draw:enhanced-geometry svg:viewBox="0 0 21600 21600" draw:type="rectangle" draw:enhanced-path="M 0 0 L 21600 0 21600 21600 0 21600 0 0 Z N"/>
        </draw:custom-shape>
        <draw:frame draw:style-name="gr41" draw:text-style-name="P34" draw:layer="layout" svg:width="25.2cm" svg:height="4.655cm" svg:x="1.4cm" svg:y="10.305cm">
          <draw:text-box>
            <text:p text:style-name="P33"><text:span text:style-name="T20">Kristus, Jumala Tall, kes maailma patud kannad, halasta meie peale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Default">
        <draw:custom-shape draw:style-name="gr14" draw:text-style-name="P1" draw:layer="layout" svg:width="28cm" svg:height="3.46cm" svg:x="0cm" svg:y="12.29cm">
          <text:p/>
          <draw:enhanced-geometry svg:viewBox="0 0 21600 21600" draw:type="rectangle" draw:enhanced-path="M 0 0 L 21600 0 21600 21600 0 21600 0 0 Z N"/>
        </draw:custom-shape>
        <draw:frame draw:style-name="gr42" draw:text-style-name="P34" draw:layer="layout" svg:width="25.2cm" svg:height="4.655cm" svg:x="1.4cm" svg:y="10.305cm">
          <draw:text-box>
            <text:p text:style-name="P33"><text:span text:style-name="T20">Kristus, Jumala Tall, kes maailma patud kannad, halasta meie peale!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Default">
        <draw:custom-shape draw:style-name="gr14" draw:text-style-name="P1" draw:layer="layout" svg:width="28cm" svg:height="3.46cm" svg:x="0cm" svg:y="12.29cm">
          <text:p/>
          <draw:enhanced-geometry svg:viewBox="0 0 21600 21600" draw:type="rectangle" draw:enhanced-path="M 0 0 L 21600 0 21600 21600 0 21600 0 0 Z N"/>
        </draw:custom-shape>
        <draw:frame draw:style-name="gr43" draw:text-style-name="P34" draw:layer="layout" svg:width="25.2cm" svg:height="4.655cm" svg:x="1.4cm" svg:y="10.305cm">
          <draw:text-box>
            <text:p text:style-name="P33"><text:span text:style-name="T20">Kristus, Jumala Tall, kes maailma patud kannad, anna meile oma rahu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Default">
        <draw:custom-shape draw:style-name="gr16" draw:text-style-name="P1" draw:layer="layout" svg:width="28cm" svg:height="2.46cm" svg:x="0cm" svg:y="13.29cm">
          <text:p/>
          <draw:enhanced-geometry svg:viewBox="0 0 21600 21600" draw:type="rectangle" draw:enhanced-path="M 0 0 L 21600 0 21600 21600 0 21600 0 0 Z N"/>
        </draw:custom-shape>
        <draw:frame draw:style-name="gr44" draw:text-style-name="P34" draw:layer="layout" svg:width="25.2cm" svg:height="4.655cm" svg:x="1.4cm" svg:y="10.305cm">
          <draw:text-box>
            <text:p text:style-name="P33"><text:span text:style-name="T20">Ja Tema heldus kestab igavesti. Halleluuja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Default">
        <draw:custom-shape draw:style-name="gr4" draw:text-style-name="P1" draw:layer="layout" svg:width="28cm" svg:height="3.5cm" svg:x="0cm" svg:y="12.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5.2cm" svg:height="2.67cm" svg:x="1.4cm" svg:y="12.29cm">
          <text:p text:style-name="P32"><text:span text:style-name="T8">12. TÄNU OLGU JUMALA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7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4" draw:master-page-name="Default">
        <draw:frame draw:style-name="gr6" draw:text-style-name="P35" draw:layer="layout" svg:width="23.7cm" svg:height="13.189cm" svg:x="2.2cm" svg:y="1.29cm">
          <draw:text-box>
            <text:p><text:span text:style-name="T22">Tule, Õnnistegija,</text:span></text:p>
            <text:p><text:span text:style-name="T22">minu sisse elama,</text:span></text:p>
            <text:p><text:span text:style-name="T22">minu südant pühitse,</text:span></text:p>
            <text:p><text:span text:style-name="T22">minu elu uueks tee!</text:span></text:p>
          </draw:text-box>
        </draw:frame>
        <draw:frame draw:style-name="gr7" draw:text-style-name="P15" draw:layer="layout" svg:width="25cm" svg:height="2.612cm" svg:x="1.4cm" svg:y="12.964cm">
          <draw:text-box>
            <text:p text:style-name="P16"><text:span text:style-name="T10">12. TÄNU OLGU JUMALAL</text:span></text:p>
            <text:p text:style-name="P14"><text:span text:style-name="T10">Salm 5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4" draw:master-page-name="Default">
        <draw:frame draw:style-name="gr6" draw:text-style-name="P35" draw:layer="layout" svg:width="23.7cm" svg:height="13.189cm" svg:x="2.2cm" svg:y="1.29cm">
          <draw:text-box>
            <text:p><text:span text:style-name="T22">Nii, kui enne tulid Sa</text:span></text:p>
            <text:p><text:span text:style-name="T22">oma lahke armuga,</text:span></text:p>
            <text:p><text:span text:style-name="T22">nõnda olgu helde veel</text:span></text:p>
            <text:p><text:span text:style-name="T22">minu vastu Sinu meel.</text:span></text:p>
          </draw:text-box>
        </draw:frame>
        <draw:frame draw:style-name="gr7" draw:text-style-name="P15" draw:layer="layout" svg:width="25cm" svg:height="2.612cm" svg:x="1.4cm" svg:y="12.964cm">
          <draw:text-box>
            <text:p text:style-name="P16"><text:span text:style-name="T10">12. TÄNU OLGU JUMALAL</text:span></text:p>
            <text:p text:style-name="P14"><text:span text:style-name="T10">Salm 6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4" draw:master-page-name="Default">
        <draw:frame draw:style-name="gr6" draw:text-style-name="P35" draw:layer="layout" svg:width="23.7cm" svg:height="13.189cm" svg:x="2.2cm" svg:y="1.29cm">
          <draw:text-box>
            <text:p><text:span text:style-name="T22">Ja kui jälle tuled Sa –</text:span></text:p>
            <text:p><text:span text:style-name="T22">põrgu, surma võitjana,</text:span></text:p>
            <text:p><text:span text:style-name="T22">rõõmuga Su vastu läen</text:span></text:p>
            <text:p><text:span text:style-name="T22">ja Su riiki ikka jään.</text:span></text:p>
          </draw:text-box>
        </draw:frame>
        <draw:frame draw:style-name="gr7" draw:text-style-name="P15" draw:layer="layout" svg:width="25cm" svg:height="2.612cm" svg:x="1.4cm" svg:y="12.964cm">
          <draw:text-box>
            <text:p text:style-name="P16"><text:span text:style-name="T10">12. TÄNU OLGU JUMALAL</text:span></text:p>
            <text:p text:style-name="P14"><text:span text:style-name="T10">Salm 7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4" draw:master-page-name="Default">
        <draw:frame draw:style-name="gr45" draw:text-style-name="P36" draw:layer="layout" svg:width="20.414cm" svg:height="4.049cm" svg:x="3.793cm" svg:y="8.79cm">
          <draw:text-box>
            <text:p text:style-name="P2"><text:span text:style-name="T23">Issanda Jeesuse Kristuse arm,</text:span></text:p>
            <text:p text:style-name="P2"><text:span text:style-name="T23">Jumala armastus ja Püha Vaimu osadus olgu teie kõikidega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4" draw:master-page-name="Default">
        <draw:frame presentation:style-name="pr3" draw:text-style-name="P37" draw:layer="layout" svg:width="25.199cm" svg:height="2.63cm" svg:x="1.401cm" svg:y="0.49cm" presentation:class="title" presentation:user-transformed="true">
          <draw:text-box>
            <text:p><text:span text:style-name="T24">Jumalateenistus 7. detsembril 2025</text:span></text:p>
          </draw:text-box>
        </draw:frame>
        <draw:frame presentation:style-name="pr4" draw:text-style-name="P40" draw:layer="layout" svg:width="22.6cm" svg:height="6.17cm" svg:x="2.1cm" svg:y="2.92cm" presentation:class="outline" presentation:user-transformed="true">
          <draw:text-box>
            <text:list text:style-name="L2">
              <text:list-header>
                <text:p text:style-name="P38"><text:span text:style-name="T25">Jutlustas: piiskop</text:span><text:span text:style-name="T26"> Joel Luhamets</text:span></text:p>
                <text:p text:style-name="P38"><text:span text:style-name="T25">Kaasa teenisid: ++</text:span><text:span text:style-name="T26"> ++++ </text:span><text:span text:style-name="T25">ja</text:span></text:p>
                <text:p text:style-name="P38"><text:span text:style-name="T26"><text:s text:c="22"/></text:span><text:span text:style-name="T25">++</text:span><text:span text:style-name="T26"> ++++</text:span></text:p>
                <text:p text:style-name="P39"><text:span text:style-name="T27">Orelil:</text:span><text:span text:style-name="T10"> Katrin Aller</text:span></text:p>
                <text:p text:style-name="P39"><text:span text:style-name="T27">Piiblitekste lugesid:</text:span><text:span text:style-name="T10"> +++ </text:span><text:span text:style-name="T27">ja</text:span><text:span text:style-name="T10"> +++</text:span></text:p>
              </text:list-header>
            </text:list>
          </draw:text-box>
        </draw:frame>
        <draw:frame draw:style-name="gr46" draw:text-style-name="P28" draw:layer="layout" svg:width="25.2cm" svg:height="1.277cm" svg:x="1.1cm" svg:y="13.783cm">
          <draw:text-box>
            <text:p text:style-name="P2"><text:span text:style-name="T28">Täname südamest! Uute kohtumisteni!</text:span></text:p>
          </draw:text-box>
        </draw:frame>
        <draw:frame draw:style-name="gr47" draw:text-style-name="P43" draw:layer="layout" svg:width="9.5cm" svg:height="5.298cm" svg:x="5.1cm" svg:y="9.19cm">
          <draw:text-box>
            <text:p text:style-name="P41"><text:span text:style-name="T29">Ülekande tõid teieni:</text:span></text:p>
            <text:p text:style-name="P41"><text:span text:style-name="T30">Kuldar Taveter </text:span><text:span text:style-name="T31">– kaamerad</text:span></text:p>
            <text:p text:style-name="P42"><text:span text:style-name="T30">Jakob Luhamets </text:span><text:span text:style-name="T31">– heli</text:span></text:p>
            <text:p text:style-name="P42"><text:span text:style-name="T30">Heidi Taveter </text:span><text:span text:style-name="T31">– slaidid</text:span></text:p>
          </draw:text-box>
        </draw:frame>
        <draw:frame draw:style-name="gr48" draw:text-style-name="P45" draw:layer="layout" svg:width="10cm" svg:height="3.843cm" svg:x="16cm" svg:y="9.1cm">
          <draw:text-box>
            <text:p text:style-name="P44"><text:span text:style-name="T29">Vöörmündrid:</text:span></text:p>
            <text:p text:style-name="P44"><text:span text:style-name="T30">Raul Ertmann</text:span></text:p>
            <text:p text:style-name="P44"><text:span text:style-name="T30">Kalle Kepler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t" fo:country="E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0000ff"/>
      <style:paragraph-properties fo:margin-left="1.4cm" fo:margin-right="1.4cm" fo:margin-top="0.79cm" fo:margin-bottom="0.79cm" fo:text-inden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4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7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59cm" fo:margin-bottom="0cm" fo:text-indent="0cm"/>
      <style:text-properties fo:font-size="25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69cm" fo:margin-bottom="0cm" fo:text-indent="0cm"/>
      <style:text-properties fo:font-size="2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79cm" fo:margin-bottom="0cm" fo:text-indent="0cm"/>
      <style:text-properties fo:font-size="18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9cm" fo:margin-bottom="0cm" fo:text-indent="0cm"/>
      <style:text-properties fo:font-size="18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9cm" fo:margin-bottom="0cm" fo:text-indent="0cm"/>
      <style:text-properties fo:font-size="18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9cm" fo:margin-bottom="0cm" fo:text-indent="0cm"/>
      <style:text-properties fo:font-size="18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9cm" fo:margin-bottom="0cm" fo:text-indent="0cm"/>
      <style:text-properties fo:font-size="18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9cm" fo:margin-bottom="0cm" fo:text-indent="0cm"/>
      <style:text-properties fo:font-size="18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9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79cm" fo:margin-bottom="0.79cm" fo:margin-left="1.4cm" fo:margin-right="1.4cm" fo:page-width="28cm" fo:page-height="15.75cm" style:print-orientation="landscape"/>
    </style:page-layout>
    <style:style style:name="Mdp1" style:family="drawing-page">
      <style:drawing-page-properties draw:background-size="full" draw:fill="solid" draw:fill-color="#0000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2.679cm" svg:height="2.365cm" svg:x="2.66cm" svg:y="1.355cm" presentation:class="title" presentation:placeholder="true">
        <draw:text-box/>
      </draw:frame>
      <draw:frame presentation:style-name="Default-outline1" draw:layer="backgroundobjects" svg:width="22.679cm" svg:height="8.218cm" svg:x="2.66cm" svg:y="4.105cm" presentation:class="outline" presentation:placeholder="true">
        <draw:text-box/>
      </draw:frame>
      <draw:frame presentation:style-name="Mpr1" draw:text-style-name="MP2" draw:layer="backgroundobjects" svg:width="5.871cm" svg:height="0.976cm" svg:x="2.66cm" svg:y="13.6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7.988cm" svg:height="0.976cm" svg:x="10.018cm" svg:y="13.69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871cm" svg:height="0.976cm" svg:x="19.468cm" svg:y="13.6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2:42:00.695000000</meta:creation-date>
    <dc:date>2025-12-21T17:46:19.760336057</dc:date>
    <meta:editing-duration>PT23H10M25S</meta:editing-duration>
    <meta:editing-cycles>644</meta:editing-cycles>
    <meta:generator>LibreOffice/24.2.7.2$Linux_X86_64 LibreOffice_project/420$Build-2</meta:generator>
    <meta:document-statistic meta:object-count="354"/>
  </office:meta>
</office:document-meta>
</file>